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788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54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1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a40eeb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85b2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ecf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7d8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a8a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906d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f3d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aabe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9843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b478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ba1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9f1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0c5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c33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e295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e013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0a43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0a81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7c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4cd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344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8fe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c66b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c2ce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c16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8f2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9d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a52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166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b7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448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8a41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834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755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99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cc3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02d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639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96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04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558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a78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862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8a2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3eb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6a6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47d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21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2f2b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c50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9a4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25bd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dd1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e17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5fd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0e5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1be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0fa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081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3ca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5c0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17c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90b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b37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fb6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c3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eaa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d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9591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24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f97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06f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d4e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b5b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6ef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688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968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99b3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909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d9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e6bfea" officeooo:paragraph-rsid="41e6bf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8c021" officeooo:paragraph-rsid="4218c0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b50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acc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3d87f" officeooo:paragraph-rsid="4383d8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3d87f" officeooo:paragraph-rsid="43968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85b2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a3c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ecf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7d8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f0e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10b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2035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2f40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25ff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0607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0dba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6d1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0bdb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b4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e63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f69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316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2a5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7bc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132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6f0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913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a41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2ae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50a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915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9a37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519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37f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9d4e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344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f94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eca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618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f80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eb9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a8a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de9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f560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afe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92e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d9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0e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413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253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870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1ab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d98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413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28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3a3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5bc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3bf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256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06b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cea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f2c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7d40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6462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060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6d1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7a8c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468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69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2a1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6f27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7891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9f8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922f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9843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9dbf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9f44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c50d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cabe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ce67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d1b2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d54e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d733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d7b7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d8ea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e0ac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e75a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e82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1aa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0d5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c3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be94a" officeooo:paragraph-rsid="438be9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7a8c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e0ac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officeooo:rsid="410d64e4"/>
    </style:style>
    <style:style style:name="T3" style:family="text">
      <style:text-properties fo:color="#333333" officeooo:rsid="41195f75"/>
    </style:style>
    <style:style style:name="T4" style:family="text">
      <style:text-properties fo:color="#333333" officeooo:rsid="410ebeb3"/>
    </style:style>
    <style:style style:name="T5" style:family="text">
      <style:text-properties fo:color="#333333" style:font-name="標楷體1"/>
    </style:style>
    <style:style style:name="T6" style:family="text">
      <style:text-properties fo:color="#333333" style:font-name="標楷體1" officeooo:rsid="4186ea5f"/>
    </style:style>
    <style:style style:name="T7" style:family="text">
      <style:text-properties fo:color="#333333" style:font-name="標楷體1" officeooo:rsid="41a66f15"/>
    </style:style>
    <style:style style:name="T8" style:family="text">
      <style:text-properties fo:color="#333333" style:font-name="標楷體1" officeooo:rsid="41399fb9"/>
    </style:style>
    <style:style style:name="T9" style:family="text">
      <style:text-properties fo:color="#333333" style:font-name="標楷體1" officeooo:rsid="4376ef03"/>
    </style:style>
    <style:style style:name="T10" style:family="text">
      <style:text-properties fo:color="#333333" officeooo:rsid="410e07f7"/>
    </style:style>
    <style:style style:name="T11" style:family="text">
      <style:text-properties fo:color="#333333" officeooo:rsid="42b89166"/>
    </style:style>
    <style:style style:name="T12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3" style:family="text">
      <style:text-properties fo:color="#333333" style:font-name="標楷體1" style:font-name-asian="標楷體1"/>
    </style:style>
    <style:style style:name="T14" style:family="text">
      <style:text-properties fo:color="#333333" style:font-name="標楷體1" officeooo:rsid="44aabeac" style:font-name-asian="標楷體1"/>
    </style:style>
    <style:style style:name="T15" style:family="text">
      <style:text-properties officeooo:rsid="410d64e4"/>
    </style:style>
    <style:style style:name="T16" style:family="text">
      <style:text-properties officeooo:rsid="410e07f7"/>
    </style:style>
    <style:style style:name="T17" style:family="text">
      <style:text-properties officeooo:rsid="410ebeb3"/>
    </style:style>
    <style:style style:name="T18" style:family="text">
      <style:text-properties officeooo:rsid="4118afc0"/>
    </style:style>
    <style:style style:name="T19" style:family="text">
      <style:text-properties style:font-name="標楷體1"/>
    </style:style>
    <style:style style:name="T20" style:family="text">
      <style:text-properties style:font-name="標楷體1" officeooo:rsid="41195f75"/>
    </style:style>
    <style:style style:name="T21" style:family="text">
      <style:text-properties style:font-name="標楷體1" officeooo:rsid="411dbb8a"/>
    </style:style>
    <style:style style:name="T22" style:family="text">
      <style:text-properties style:font-name="標楷體1" officeooo:rsid="4118afc0"/>
    </style:style>
    <style:style style:name="T23" style:family="text">
      <style:text-properties style:font-name="標楷體1" officeooo:rsid="41399fb9"/>
    </style:style>
    <style:style style:name="T24" style:family="text">
      <style:text-properties style:font-name="標楷體1" officeooo:rsid="41601c73"/>
    </style:style>
    <style:style style:name="T25" style:family="text">
      <style:text-properties style:font-name="標楷體1" officeooo:rsid="41a5e5d2"/>
    </style:style>
    <style:style style:name="T26" style:family="text">
      <style:text-properties style:font-name="標楷體1" officeooo:rsid="376c64b1"/>
    </style:style>
    <style:style style:name="T27" style:family="text">
      <style:text-properties style:font-name="標楷體1" officeooo:rsid="416c9a5a"/>
    </style:style>
    <style:style style:name="T28" style:family="text">
      <style:text-properties style:font-name="標楷體1" officeooo:rsid="4183914b"/>
    </style:style>
    <style:style style:name="T29" style:family="text">
      <style:text-properties style:font-name="標楷體1" officeooo:rsid="4186ea5f"/>
    </style:style>
    <style:style style:name="T30" style:family="text">
      <style:text-properties style:font-name="標楷體1" style:font-name-asian="標楷體1"/>
    </style:style>
    <style:style style:name="T31" style:family="text">
      <style:text-properties style:font-name="標楷體1" officeooo:rsid="4118afc0" style:font-name-asian="標楷體1"/>
    </style:style>
    <style:style style:name="T32" style:family="text">
      <style:text-properties style:font-name="標楷體1" officeooo:rsid="43159f7f" style:font-name-asian="標楷體1"/>
    </style:style>
    <style:style style:name="T33" style:family="text">
      <style:text-properties style:font-name="標楷體1" officeooo:rsid="43201109" style:font-name-asian="標楷體1"/>
    </style:style>
    <style:style style:name="T34" style:family="text">
      <style:text-properties style:font-name="標楷體1" officeooo:rsid="4325bd46" style:font-name-asian="標楷體1"/>
    </style:style>
    <style:style style:name="T35" style:family="text">
      <style:text-properties style:font-name="標楷體1" officeooo:rsid="4330e5f9" style:font-name-asian="標楷體1"/>
    </style:style>
    <style:style style:name="T36" style:family="text">
      <style:text-properties style:font-name="標楷體1" officeooo:rsid="433dd176" style:font-name-asian="標楷體1"/>
    </style:style>
    <style:style style:name="T37" style:family="text">
      <style:text-properties style:font-name="標楷體1" officeooo:rsid="433f5936" style:font-name-asian="標楷體1"/>
    </style:style>
    <style:style style:name="T38" style:family="text">
      <style:text-properties style:font-name="標楷體1" officeooo:rsid="4340faf2" style:font-name-asian="標楷體1"/>
    </style:style>
    <style:style style:name="T39" style:family="text">
      <style:text-properties style:font-name="標楷體1" officeooo:rsid="434359b0" style:font-name-asian="標楷體1"/>
    </style:style>
    <style:style style:name="T40" style:family="text">
      <style:text-properties style:font-name="標楷體1" officeooo:rsid="434359b0" style:font-name-asian="標楷體1" style:font-name-complex="Liberation Serif1"/>
    </style:style>
    <style:style style:name="T41" style:family="text">
      <style:text-properties style:font-name="標楷體1" officeooo:rsid="43beb9ea" style:font-name-asian="標楷體1" style:font-name-complex="Liberation Serif1"/>
    </style:style>
    <style:style style:name="T42" style:family="text">
      <style:text-properties style:font-name="標楷體1" officeooo:rsid="43c0403f" style:font-name-asian="標楷體1" style:font-name-complex="Liberation Serif1"/>
    </style:style>
    <style:style style:name="T43" style:family="text">
      <style:text-properties style:font-name="標楷體1" officeooo:rsid="43c167a2" style:font-name-asian="標楷體1" style:font-name-complex="Liberation Serif1"/>
    </style:style>
    <style:style style:name="T44" style:family="text">
      <style:text-properties style:font-name="標楷體1" officeooo:rsid="4376ef03" style:font-name-asian="標楷體1"/>
    </style:style>
    <style:style style:name="T45" style:family="text">
      <style:text-properties style:font-name="標楷體1" officeooo:rsid="43d69106" style:font-name-asian="標楷體1"/>
    </style:style>
    <style:style style:name="T46" style:family="text">
      <style:text-properties style:font-name="標楷體1" officeooo:rsid="43f15712" style:font-name-asian="標楷體1"/>
    </style:style>
    <style:style style:name="T47" style:family="text">
      <style:text-properties style:font-name="標楷體1" officeooo:rsid="44232cd9" style:font-name-asian="標楷體1"/>
    </style:style>
    <style:style style:name="T48" style:family="text">
      <style:text-properties style:font-name="標楷體1" officeooo:rsid="4430e334" style:font-name-asian="標楷體1"/>
    </style:style>
    <style:style style:name="T49" style:family="text">
      <style:text-properties style:font-name="標楷體1" officeooo:rsid="44325396" style:font-name-asian="標楷體1"/>
    </style:style>
    <style:style style:name="T50" style:family="text">
      <style:text-properties style:font-name="標楷體1" officeooo:rsid="443f624c" style:font-name-asian="標楷體1"/>
    </style:style>
    <style:style style:name="T51" style:family="text">
      <style:text-properties style:font-name="標楷體1" officeooo:rsid="4440324b" style:font-name-asian="標楷體1"/>
    </style:style>
    <style:style style:name="T52" style:family="text">
      <style:text-properties style:font-name="標楷體1" officeooo:rsid="44406b3d" style:font-name-asian="標楷體1"/>
    </style:style>
    <style:style style:name="T53" style:family="text">
      <style:text-properties style:font-name="標楷體1" officeooo:rsid="44417ba1" style:font-name-asian="標楷體1"/>
    </style:style>
    <style:style style:name="T54" style:family="text">
      <style:text-properties style:font-name="標楷體1" officeooo:rsid="4445bc97" style:font-name-asian="標楷體1"/>
    </style:style>
    <style:style style:name="T55" style:family="text">
      <style:text-properties style:font-name="標楷體1" officeooo:rsid="44491710" style:font-name-asian="標楷體1"/>
    </style:style>
    <style:style style:name="T56" style:family="text">
      <style:text-properties style:font-name="標楷體1" officeooo:rsid="44494513" style:font-name-asian="標楷體1"/>
    </style:style>
    <style:style style:name="T57" style:family="text">
      <style:text-properties style:font-name="標楷體1" officeooo:rsid="44499477" style:font-name-asian="標楷體1"/>
    </style:style>
    <style:style style:name="T58" style:family="text">
      <style:text-properties style:font-name="標楷體1" officeooo:rsid="4453a3e0" style:font-name-asian="標楷體1"/>
    </style:style>
    <style:style style:name="T59" style:family="text">
      <style:text-properties style:font-name="標楷體1" officeooo:rsid="4453bfcf" style:font-name-asian="標楷體1"/>
    </style:style>
    <style:style style:name="T60" style:family="text">
      <style:text-properties style:font-name="標楷體1" officeooo:rsid="4461aad3" style:font-name-asian="標楷體1"/>
    </style:style>
    <style:style style:name="T61" style:family="text">
      <style:text-properties style:font-name="標楷體1" officeooo:rsid="4464623a" style:font-name-asian="標楷體1"/>
    </style:style>
    <style:style style:name="T62" style:family="text">
      <style:text-properties style:font-name="標楷體1" officeooo:rsid="420769c0"/>
    </style:style>
    <style:style style:name="T63" style:family="text">
      <style:text-properties style:font-name="標楷體1" officeooo:rsid="420bd45e"/>
    </style:style>
    <style:style style:name="T64" style:family="text">
      <style:text-properties style:font-name="標楷體1" officeooo:rsid="421a3630"/>
    </style:style>
    <style:style style:name="T65" style:family="text">
      <style:text-properties style:font-name="標楷體1" officeooo:rsid="421c3ab7"/>
    </style:style>
    <style:style style:name="T66" style:family="text">
      <style:text-properties style:font-name="標楷體1" officeooo:rsid="41ea4d99"/>
    </style:style>
    <style:style style:name="T67" style:family="text">
      <style:text-properties style:font-name="標楷體1" officeooo:rsid="423e13c0"/>
    </style:style>
    <style:style style:name="T68" style:family="text">
      <style:text-properties style:font-name="標楷體1" officeooo:rsid="423fc47f"/>
    </style:style>
    <style:style style:name="T69" style:family="text">
      <style:text-properties style:font-name="標楷體1" officeooo:rsid="424235df"/>
    </style:style>
    <style:style style:name="T70" style:family="text">
      <style:text-properties style:font-name="標楷體1" officeooo:rsid="42439cd9"/>
    </style:style>
    <style:style style:name="T71" style:family="text">
      <style:text-properties style:font-name="標楷體1" officeooo:rsid="420a7ee4"/>
    </style:style>
    <style:style style:name="T72" style:family="text">
      <style:text-properties style:font-name="標楷體1" officeooo:rsid="424d1c54"/>
    </style:style>
    <style:style style:name="T73" style:family="text">
      <style:text-properties style:font-name="標楷體1" officeooo:rsid="42558899"/>
    </style:style>
    <style:style style:name="T74" style:family="text">
      <style:text-properties style:font-name="標楷體1" officeooo:rsid="427749e4"/>
    </style:style>
    <style:style style:name="T75" style:family="text">
      <style:text-properties style:font-name="標楷體1" officeooo:rsid="42d289da"/>
    </style:style>
    <style:style style:name="T76" style:family="text">
      <style:text-properties style:font-name="標楷體1" officeooo:rsid="431308b3"/>
    </style:style>
    <style:style style:name="T77" style:family="text">
      <style:text-properties style:font-name="標楷體1" officeooo:rsid="43178dad"/>
    </style:style>
    <style:style style:name="T78" style:family="text">
      <style:text-properties style:font-name="標楷體1" officeooo:rsid="431862a0"/>
    </style:style>
    <style:style style:name="T79" style:family="text">
      <style:text-properties style:font-name="標楷體1" officeooo:rsid="4318a2cc"/>
    </style:style>
    <style:style style:name="T80" style:family="text">
      <style:text-properties style:font-name="標楷體1" officeooo:rsid="43347dc1"/>
    </style:style>
    <style:style style:name="T81" style:family="text">
      <style:text-properties style:font-name="標楷體1" officeooo:rsid="43474ae5"/>
    </style:style>
    <style:style style:name="T82" style:family="text">
      <style:text-properties style:font-name="標楷體1" officeooo:rsid="4330e5f9"/>
    </style:style>
    <style:style style:name="T83" style:family="text">
      <style:text-properties style:font-name="標楷體1" officeooo:rsid="43159f7f"/>
    </style:style>
    <style:style style:name="T84" style:family="text">
      <style:text-properties style:font-name="標楷體1" officeooo:rsid="4340faf2"/>
    </style:style>
    <style:style style:name="T85" style:family="text">
      <style:text-properties style:font-name="標楷體1" officeooo:rsid="424c35f8"/>
    </style:style>
    <style:style style:name="T86" style:family="text">
      <style:text-properties style:font-name="標楷體1" officeooo:rsid="435755fd"/>
    </style:style>
    <style:style style:name="T87" style:family="text">
      <style:text-properties style:font-name="標楷體1" officeooo:rsid="435bbcfc"/>
    </style:style>
    <style:style style:name="T88" style:family="text">
      <style:text-properties style:font-name="標楷體1" officeooo:rsid="43606983"/>
    </style:style>
    <style:style style:name="T89" style:family="text">
      <style:text-properties style:font-name="標楷體1" officeooo:rsid="4386882c"/>
    </style:style>
    <style:style style:name="T90" style:family="text">
      <style:text-properties style:font-name="標楷體1" officeooo:rsid="43882850"/>
    </style:style>
    <style:style style:name="T91" style:family="text">
      <style:text-properties style:font-name="標楷體1" officeooo:rsid="08476271"/>
    </style:style>
    <style:style style:name="T92" style:family="text">
      <style:text-properties style:font-name="標楷體1" style:text-underline-style="solid" style:text-underline-width="auto" style:text-underline-color="font-color" officeooo:rsid="08476271"/>
    </style:style>
    <style:style style:name="T93" style:family="text">
      <style:text-properties style:font-name="標楷體1" officeooo:rsid="4376ef03"/>
    </style:style>
    <style:style style:name="T94" style:family="text">
      <style:text-properties style:font-name="標楷體1" officeooo:rsid="438be94a"/>
    </style:style>
    <style:style style:name="T95" style:family="text">
      <style:text-properties style:font-name="標楷體1" officeooo:rsid="4394b31a"/>
    </style:style>
    <style:style style:name="T96" style:family="text">
      <style:text-properties style:font-name="標楷體1" officeooo:rsid="43b3444e"/>
    </style:style>
    <style:style style:name="T97" style:family="text">
      <style:text-properties style:font-name="標楷體1" officeooo:rsid="43a13241"/>
    </style:style>
    <style:style style:name="T98" style:family="text">
      <style:text-properties style:font-name="標楷體1" officeooo:rsid="43aa4115"/>
    </style:style>
    <style:style style:name="T99" style:family="text">
      <style:text-properties style:font-name="標楷體1" officeooo:rsid="43b0b308"/>
    </style:style>
    <style:style style:name="T100" style:family="text">
      <style:text-properties style:font-name="標楷體1" officeooo:rsid="4410c6a6"/>
    </style:style>
    <style:style style:name="T101" style:family="text">
      <style:text-properties style:font-name="標楷體1" officeooo:rsid="2b6f314a"/>
    </style:style>
    <style:style style:name="T102" style:family="text">
      <style:text-properties style:font-name="標楷體1" officeooo:rsid="2a54d6c6"/>
    </style:style>
    <style:style style:name="T103" style:family="text">
      <style:text-properties style:font-name="標楷體1" officeooo:rsid="4430e334"/>
    </style:style>
    <style:style style:name="T104" style:family="text">
      <style:text-properties style:font-name="標楷體1" officeooo:rsid="4430e334" style:font-name-asian="Liberation Serif1" style:font-name-complex="Liberation Serif1"/>
    </style:style>
    <style:style style:name="T105" style:family="text">
      <style:text-properties style:font-name="標楷體1" officeooo:rsid="4431421f"/>
    </style:style>
    <style:style style:name="T106" style:family="text">
      <style:text-properties style:font-name="標楷體1" officeooo:rsid="443f624c"/>
    </style:style>
    <style:style style:name="T107" style:family="text">
      <style:text-properties style:font-name="標楷體1" officeooo:rsid="44417ba1"/>
    </style:style>
    <style:style style:name="T108" style:family="text">
      <style:text-properties style:font-name="標楷體1" officeooo:rsid="44406b3d"/>
    </style:style>
    <style:style style:name="T109" style:family="text">
      <style:text-properties style:font-name="標楷體1" officeooo:rsid="4385b2e9"/>
    </style:style>
    <style:style style:name="T110" style:family="text">
      <style:text-properties officeooo:rsid="41195f75"/>
    </style:style>
    <style:style style:name="T111" style:family="text">
      <style:text-properties fo:color="#666666"/>
    </style:style>
    <style:style style:name="T112" style:family="text">
      <style:text-properties fo:color="#666666" officeooo:rsid="410ebeb3"/>
    </style:style>
    <style:style style:name="T113" style:family="text">
      <style:text-properties style:text-position="sub 58%" style:font-name="標楷體1"/>
    </style:style>
    <style:style style:name="T114" style:family="text">
      <style:text-properties style:text-position="sub 58%" style:font-name="標楷體1" officeooo:rsid="41195f75"/>
    </style:style>
    <style:style style:name="T115" style:family="text">
      <style:text-properties style:text-position="sub 58%" style:font-name="標楷體1" style:font-name-asian="標楷體1"/>
    </style:style>
    <style:style style:name="T116" style:family="text">
      <style:text-properties style:text-position="sub 58%" style:font-name="標楷體1" officeooo:rsid="42558899"/>
    </style:style>
    <style:style style:name="T117" style:family="text">
      <style:text-properties style:text-position="sub 58%" style:font-name="標楷體1" officeooo:rsid="430eba3e"/>
    </style:style>
    <style:style style:name="T118" style:family="text">
      <style:text-properties style:text-position="sub 58%" style:font-name="標楷體1" officeooo:rsid="4250c4cb"/>
    </style:style>
    <style:style style:name="T119" style:family="text">
      <style:text-properties style:text-position="sub 58%" style:font-name="標楷體1" officeooo:rsid="4278a852"/>
    </style:style>
    <style:style style:name="T120" style:family="text">
      <style:text-properties style:text-position="sub 58%" style:font-name="標楷體1" officeooo:rsid="424c35f8"/>
    </style:style>
    <style:style style:name="T121" style:family="text">
      <style:text-properties style:text-position="sub 58%" style:font-name="標楷體1" officeooo:rsid="42577fa6"/>
    </style:style>
    <style:style style:name="T122" style:family="text">
      <style:text-properties style:text-position="sub 58%" style:font-name="標楷體1" officeooo:rsid="43a13241"/>
    </style:style>
    <style:style style:name="T123" style:family="text">
      <style:text-properties style:text-position="sub 58%" style:font-name="標楷體1" officeooo:rsid="43b0b308"/>
    </style:style>
    <style:style style:name="T124" style:family="text">
      <style:text-properties style:text-position="sub 58%" style:font-name="標楷體1" officeooo:rsid="44dba2a0"/>
    </style:style>
    <style:style style:name="T125" style:family="text">
      <style:text-properties style:text-position="sub 58%" officeooo:rsid="44dba2a0"/>
    </style:style>
    <style:style style:name="T126" style:family="text">
      <style:text-properties officeooo:rsid="418a4113"/>
    </style:style>
    <style:style style:name="T127" style:family="text">
      <style:text-properties officeooo:rsid="376c64b1"/>
    </style:style>
    <style:style style:name="T128" style:family="text">
      <style:text-properties officeooo:rsid="4221dc8a"/>
    </style:style>
    <style:style style:name="T129" style:family="text">
      <style:text-properties officeooo:rsid="422f9520"/>
    </style:style>
    <style:style style:name="T130" style:family="text">
      <style:text-properties officeooo:rsid="42338b02"/>
    </style:style>
    <style:style style:name="T131" style:family="text">
      <style:text-properties officeooo:rsid="41ea4d99"/>
    </style:style>
    <style:style style:name="T132" style:family="text">
      <style:text-properties style:text-position="super 58%" style:font-name="標楷體1"/>
    </style:style>
    <style:style style:name="T133" style:family="text">
      <style:text-properties style:text-position="super 58%" style:font-name="標楷體1" officeooo:rsid="420bd45e"/>
    </style:style>
    <style:style style:name="T134" style:family="text">
      <style:text-properties style:text-position="super 58%" style:font-name="標楷體1" officeooo:rsid="42439cd9"/>
    </style:style>
    <style:style style:name="T135" style:family="text">
      <style:text-properties style:text-position="super 58%" style:font-name="標楷體1" officeooo:rsid="42558899"/>
    </style:style>
    <style:style style:name="T136" style:family="text">
      <style:text-properties style:text-position="super 58%" style:font-name="標楷體1" officeooo:rsid="4376ef03" style:font-name-asian="標楷體1"/>
    </style:style>
    <style:style style:name="T137" style:family="text">
      <style:text-properties style:text-position="super 58%" style:font-name="標楷體1" officeooo:rsid="4378acd6" style:font-name-asian="標楷體1"/>
    </style:style>
    <style:style style:name="T138" style:family="text">
      <style:text-properties style:text-position="super 58%" style:font-name="標楷體1" officeooo:rsid="4379afaf" style:font-name-asian="標楷體1"/>
    </style:style>
    <style:style style:name="T139" style:family="text">
      <style:text-properties style:text-position="super 58%" style:font-name="標楷體1" officeooo:rsid="4386882c" style:font-name-asian="標楷體1"/>
    </style:style>
    <style:style style:name="T140" style:family="text">
      <style:text-properties style:text-position="super 58%" style:font-name="標楷體1" officeooo:rsid="43890932" style:font-name-asian="標楷體1"/>
    </style:style>
    <style:style style:name="T141" style:family="text">
      <style:text-properties style:text-position="super 58%" style:font-name="標楷體1" officeooo:rsid="4386882c"/>
    </style:style>
    <style:style style:name="T142" style:family="text">
      <style:text-properties officeooo:rsid="420a7ee4"/>
    </style:style>
    <style:style style:name="T143" style:family="text">
      <style:text-properties officeooo:rsid="423e13c0"/>
    </style:style>
    <style:style style:name="T144" style:family="text">
      <style:text-properties officeooo:rsid="424d1c54"/>
    </style:style>
    <style:style style:name="T145" style:family="text">
      <style:text-properties style:font-name="Arial1" officeooo:rsid="41ea4d99" style:font-name-asian="Arial1"/>
    </style:style>
    <style:style style:name="T146" style:family="text">
      <style:text-properties style:font-name="Arial1" officeooo:rsid="42d289da" style:font-name-asian="Arial1"/>
    </style:style>
    <style:style style:name="T147" style:family="text">
      <style:text-properties style:font-name="Arial1" officeooo:rsid="418a4113" style:font-name-asian="Arial1"/>
    </style:style>
    <style:style style:name="T148" style:family="text">
      <style:text-properties style:font-name="Arial1" officeooo:rsid="41195f75" style:font-name-asian="Arial1"/>
    </style:style>
    <style:style style:name="T149" style:family="text">
      <style:text-properties style:font-name="Arial1" officeooo:rsid="4221dc8a" style:font-name-asian="Arial1"/>
    </style:style>
    <style:style style:name="T150" style:family="text">
      <style:text-properties style:font-name="Arial1" style:text-underline-style="solid" style:text-underline-width="auto" style:text-underline-color="font-color" officeooo:rsid="41ea4d99" style:font-name-asian="Arial1"/>
    </style:style>
    <style:style style:name="T151" style:family="text">
      <style:text-properties fo:color="#1c1c1c"/>
    </style:style>
    <style:style style:name="T152" style:family="text">
      <style:text-properties fo:color="#1c1c1c" officeooo:rsid="43c88435"/>
    </style:style>
    <style:style style:name="T153" style:family="text">
      <style:text-properties officeooo:rsid="0a6d63ec"/>
    </style:style>
    <style:style style:name="T154" style:family="text">
      <style:text-properties style:text-underline-style="solid" style:text-underline-width="auto" style:text-underline-color="font-color"/>
    </style:style>
    <style:style style:name="T155" style:family="text">
      <style:text-properties style:text-underline-style="solid" style:text-underline-width="auto" style:text-underline-color="font-color" officeooo:rsid="0a6d63ec"/>
    </style:style>
    <style:style style:name="T156" style:family="text">
      <style:text-properties style:text-underline-style="solid" style:text-underline-width="auto" style:text-underline-color="font-color" officeooo:rsid="395ab652"/>
    </style:style>
    <style:style style:name="T157" style:family="text">
      <style:text-properties style:text-underline-style="solid" style:text-underline-width="auto" style:text-underline-color="font-color" officeooo:rsid="41ea4d99"/>
    </style:style>
    <style:style style:name="T158" style:family="text">
      <style:text-properties officeooo:rsid="42b89166"/>
    </style:style>
    <style:style style:name="T159" style:family="text">
      <style:text-properties fo:color="#010101" style:font-name="標楷體1" style:font-name-asian="標楷體1"/>
    </style:style>
    <style:style style:name="T160" style:family="text">
      <style:text-properties fo:color="#010101" style:font-name="標楷體1" officeooo:rsid="42e29570" style:font-name-asian="標楷體1"/>
    </style:style>
    <style:style style:name="T161" style:family="text">
      <style:text-properties fo:color="#010101" style:font-name="標楷體1" officeooo:rsid="42d289da" style:font-name-asian="標楷體1"/>
    </style:style>
    <style:style style:name="T162" style:family="text">
      <style:text-properties fo:color="#010101" style:font-name="標楷體1" officeooo:rsid="43159f7f" style:font-name-asian="標楷體1"/>
    </style:style>
    <style:style style:name="T163" style:family="text">
      <style:text-properties fo:color="#010101" style:font-name="標楷體1" officeooo:rsid="432f2bff" style:font-name-asian="標楷體1"/>
    </style:style>
    <style:style style:name="T164" style:family="text">
      <style:text-properties fo:color="#010101" style:font-name="標楷體1" officeooo:rsid="42e29570"/>
    </style:style>
    <style:style style:name="T165" style:family="text">
      <style:text-properties fo:color="#010101" style:font-name="標楷體1" fo:font-size="15pt" officeooo:rsid="43b2aec8" style:font-name-asian="標楷體1" style:font-size-asian="15pt" style:font-size-complex="15pt"/>
    </style:style>
    <style:style style:name="T166" style:family="text">
      <style:text-properties fo:color="#010101" style:font-name="標楷體1" fo:font-size="14pt" style:font-name-asian="標楷體1" style:font-size-asian="14pt" style:font-size-complex="14pt"/>
    </style:style>
    <style:style style:name="T167" style:family="text">
      <style:text-properties officeooo:rsid="43159f7f"/>
    </style:style>
    <style:style style:name="T168" style:family="text">
      <style:text-properties officeooo:rsid="43201109"/>
    </style:style>
    <style:style style:name="T169" style:family="text">
      <style:text-properties officeooo:rsid="43347dc1"/>
    </style:style>
    <style:style style:name="T170" style:family="text">
      <style:text-properties officeooo:rsid="434359b0"/>
    </style:style>
    <style:style style:name="T171" style:family="text">
      <style:text-properties officeooo:rsid="43474ae5"/>
    </style:style>
    <style:style style:name="T172" style:family="text">
      <style:text-properties officeooo:rsid="2f7a955a"/>
    </style:style>
    <style:style style:name="T173" style:family="text">
      <style:text-properties officeooo:rsid="438be94a"/>
    </style:style>
    <style:style style:name="T174" style:family="text">
      <style:text-properties officeooo:rsid="438be94a" style:font-name-asian="Arial1"/>
    </style:style>
    <style:style style:name="T175" style:family="text">
      <style:text-properties officeooo:rsid="43c88435" style:font-name-asian="Arial1"/>
    </style:style>
    <style:style style:name="T176" style:family="text">
      <style:text-properties style:font-name="標楷體" officeooo:rsid="43a13241"/>
    </style:style>
    <style:style style:name="T177" style:family="text">
      <style:text-properties officeooo:rsid="43c88435"/>
    </style:style>
    <style:style style:name="T178" style:family="text">
      <style:text-properties officeooo:rsid="43f15712"/>
    </style:style>
    <style:style style:name="T179" style:family="text">
      <style:text-properties officeooo:rsid="4410c6a6"/>
    </style:style>
    <style:style style:name="T180" style:family="text">
      <style:text-properties officeooo:rsid="2a54d6c6"/>
    </style:style>
    <style:style style:name="T181" style:family="text">
      <style:text-properties officeooo:rsid="4430e334"/>
    </style:style>
    <style:style style:name="T182" style:family="text">
      <style:text-properties officeooo:rsid="443d9811"/>
    </style:style>
    <style:style style:name="T183" style:family="text">
      <style:text-properties officeooo:rsid="445d459b"/>
    </style:style>
    <style:style style:name="T184" style:family="text">
      <style:text-properties officeooo:rsid="44601f83"/>
    </style:style>
    <style:style style:name="T185" style:family="text">
      <style:text-properties officeooo:rsid="4464623a"/>
    </style:style>
    <style:style style:name="T186" style:family="text">
      <style:text-properties officeooo:rsid="4385b2e9"/>
    </style:style>
    <style:style style:name="T187" style:family="text">
      <style:text-properties officeooo:rsid="4489f831"/>
    </style:style>
    <style:style style:name="T188" style:family="text">
      <style:text-properties officeooo:rsid="4489f831" style:font-name-asian="Arial1"/>
    </style:style>
    <style:style style:name="T189" style:family="text">
      <style:text-properties style:font-name="標楷體1"/>
    </style:style>
    <style:style style:name="T190" style:family="text">
      <style:text-properties style:font-name="標楷體1" style:font-name-asian="標楷體1"/>
    </style:style>
    <style:style style:name="T191" style:family="text">
      <style:text-properties style:font-name="標楷體1" officeooo:rsid="4489f831" style:font-name-asian="標楷體1"/>
    </style:style>
    <style:style style:name="T192" style:family="text">
      <style:text-properties style:font-name="標楷體1" officeooo:rsid="448ba16e" style:font-name-asian="標楷體1"/>
    </style:style>
    <style:style style:name="T193" style:family="text">
      <style:text-properties style:font-name="標楷體1" officeooo:rsid="44a141ba" style:font-name-asian="標楷體1"/>
    </style:style>
    <style:style style:name="T194" style:family="text">
      <style:text-properties style:font-name="標楷體1" officeooo:rsid="44a2ecfb" style:font-name-asian="標楷體1"/>
    </style:style>
    <style:style style:name="T195" style:family="text">
      <style:text-properties style:font-name="標楷體1" officeooo:rsid="44a5052f" style:font-name-asian="標楷體1"/>
    </style:style>
    <style:style style:name="T196" style:family="text">
      <style:text-properties style:font-name="標楷體1" officeooo:rsid="44aabeac" style:font-name-asian="標楷體1"/>
    </style:style>
    <style:style style:name="T197" style:family="text">
      <style:text-properties style:font-name="標楷體1" officeooo:rsid="44b47856" style:font-name-asian="標楷體1"/>
    </style:style>
    <style:style style:name="T198" style:family="text">
      <style:text-properties style:font-name="標楷體1" officeooo:rsid="44b5d08b" style:font-name-asian="標楷體1"/>
    </style:style>
    <style:style style:name="T199" style:family="text">
      <style:text-properties style:font-name="標楷體1" officeooo:rsid="44b84d14" style:font-name-asian="標楷體1"/>
    </style:style>
    <style:style style:name="T200" style:family="text">
      <style:text-properties style:font-name="標楷體1" officeooo:rsid="44c8e52c" style:font-name-asian="標楷體1"/>
    </style:style>
    <style:style style:name="T201" style:family="text">
      <style:text-properties style:font-name="標楷體1" officeooo:rsid="44cd75e1" style:font-name-asian="標楷體1"/>
    </style:style>
    <style:style style:name="T202" style:family="text">
      <style:text-properties style:font-name="標楷體1" officeooo:rsid="44d73323" style:font-name-asian="標楷體1"/>
    </style:style>
    <style:style style:name="T203" style:family="text">
      <style:text-properties style:font-name="標楷體1" officeooo:rsid="44d8ea4c" style:font-name-asian="標楷體1"/>
    </style:style>
    <style:style style:name="T204" style:family="text">
      <style:text-properties style:font-name="標楷體1" officeooo:rsid="44dab67f" style:font-name-asian="標楷體1"/>
    </style:style>
    <style:style style:name="T205" style:family="text">
      <style:text-properties style:font-name="標楷體1" officeooo:rsid="4489f831"/>
    </style:style>
    <style:style style:name="T206" style:family="text">
      <style:text-properties style:font-name="標楷體1" officeooo:rsid="448a8bcf"/>
    </style:style>
    <style:style style:name="T207" style:family="text">
      <style:text-properties style:font-name="標楷體1" officeooo:rsid="448ba16e"/>
    </style:style>
    <style:style style:name="T208" style:family="text">
      <style:text-properties style:font-name="標楷體1" officeooo:rsid="44941b34"/>
    </style:style>
    <style:style style:name="T209" style:family="text">
      <style:text-properties style:font-name="標楷體1" officeooo:rsid="44dba2a0"/>
    </style:style>
    <style:style style:name="T210" style:family="text">
      <style:text-properties style:font-name="標楷體1" officeooo:rsid="44dba2a0" style:font-name-asian="Liberation Serif1" style:font-name-complex="Liberation Serif1"/>
    </style:style>
    <style:style style:name="T211" style:family="text">
      <style:text-properties style:font-name="標楷體1" officeooo:rsid="44dd2f91"/>
    </style:style>
    <style:style style:name="T212" style:family="text">
      <style:text-properties officeooo:rsid="448ba16e"/>
    </style:style>
    <style:style style:name="T213" style:family="text">
      <style:text-properties officeooo:rsid="44941b34"/>
    </style:style>
    <style:style style:name="T214" style:family="text">
      <style:text-properties officeooo:rsid="44a141ba"/>
    </style:style>
    <style:style style:name="T215" style:family="text">
      <style:text-properties officeooo:rsid="44a2ecfb"/>
    </style:style>
    <style:style style:name="T216" style:family="text">
      <style:text-properties officeooo:rsid="44b47856"/>
    </style:style>
    <style:style style:name="T217" style:family="text">
      <style:text-properties officeooo:rsid="44cd75e1"/>
    </style:style>
    <style:style style:name="T218" style:family="text">
      <style:text-properties officeooo:rsid="44dba2a0"/>
    </style:style>
    <style:style style:name="T219" style:family="text">
      <style:text-properties style:font-name="Liberation Serif1" officeooo:rsid="44dba2a0" style:font-name-asian="Liberation Serif1" style:font-name-complex="Liberation Seri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33035992" text:style-name="L1">
        <text:list-item>
          <text:p text:style-name="P1"><text:bookmark-start text:name="世界學"/>世界學<text:bookmark-end text:name="世界學"/></text:p>
          <text:list>
            <text:list-item>
              <text:p text:style-name="P21">世界學 是 好奇、瞭解、驗證（所有的）真實、投影、假想 世界、世界觀，的 學門。</text:p>
            </text:list-item>
            <text:list-item>
              <text:p text:style-name="P2">世界學 是<text:span text:style-name="T1"> 好奇、</text:span>瞭解<text:span text:style-name="T1">、驗證（所有的）真實</text:span>世界<text:span text:style-name="T1">，</text:span>的 學門。</text:p>
              <text:list>
                <text:list-item>
                  <text:p text:style-name="P22">世界學 是，讓 投影世界觀（能夠）無限趨近於、無限近似於（所有的）真實世界 的 學門。</text:p>
                  <text:list>
                    <text:list-item>
                      <text:p text:style-name="P23">過去世界學 是，讓 投影世界觀（能夠）無限趨近於（過去的）真實世界 的 學門。</text:p>
                    </text:list-item>
                    <text:list-item>
                      <text:p text:style-name="P23">當下世界學 是，讓 投影世界觀（能夠）無限趨近於（當下的）真實世界 的 學門。</text:p>
                    </text:list-item>
                    <text:list-item>
                      <text:p text:style-name="P24">未來世界學 是，讓 投影世界觀（能夠）無限趨近於（未來的）真實世界 的 學門。</text:p>
                    </text:list-item>
                    <text:list-item>
                      <text:p text:style-name="P25">明顯例子，所有的真實世界<text:span text:style-name="T75"> </text:span><text:span text:style-name="T146">↔</text:span><text:span text:style-name="T75"> 河川</text:span>。<text:span text:style-name="T160">{、河床</text:span><text:span text:style-name="T161">、大地、地球、太陽系、銀河系、宇宙胞</text:span><text:span text:style-name="T164">}</text:span></text:p>
                      <text:list>
                        <text:list-item>
                          <text:p text:style-name="P26">過去的真實世界<text:span text:style-name="T75"> </text:span><text:span text:style-name="T146">↔</text:span><text:span text:style-name="T75"> 上游的其他個體、&lt;上游的 真實世界&gt;</text:span>。</text:p>
                        </text:list-item>
                        <text:list-item>
                          <text:p text:style-name="P26">當下的真實世界<text:span text:style-name="T75"> </text:span><text:span text:style-name="T146">↔</text:span><text:span text:style-name="T75"> 某一特定個體、&lt;_真實世界_&gt;</text:span>。</text:p>
                        </text:list-item>
                        <text:list-item>
                          <text:p text:style-name="P26">未來的真實世界<text:span text:style-name="T75"> </text:span><text:span text:style-name="T146">↔</text:span><text:span text:style-name="T75"> 下游的其他個體、&lt;下游的 真實世界&gt;</text:span>。</text:p>
                          <text:list>
                            <text:list-item>
                              <text:p text:style-name="P27">未來的真實世界的 投影世界觀<text:span text:style-name="T75"> </text:span><text:span text:style-name="T146">↔</text:span><text:span text:style-name="T75"> 下游的其他個體、&lt;下游的 真實世界&gt; 的影子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">抽象例子，所有的真實世界<text:span text:style-name="T75"> </text:span><text:span text:style-name="T146">↔</text:span><text:span text:style-name="T75"> f(x)曲線</text:span>。</text:p>
                      <text:list>
                        <text:list-item>
                          <text:p text:style-name="P24">過去的真實世界<text:span text:style-name="T75"> </text:span><text:span text:style-name="T146">↔</text:span><text:span text:style-name="T75"> f(x)的 某一特定點 之前的 其他點</text:span>。</text:p>
                        </text:list-item>
                        <text:list-item>
                          <text:p text:style-name="P24">當下的真實世界<text:span text:style-name="T75"> </text:span><text:span text:style-name="T146">↔</text:span><text:span text:style-name="T75"> f(x)的 該點</text:span>。</text:p>
                        </text:list-item>
                        <text:list-item>
                          <text:p text:style-name="P24">未來的真實世界<text:span text:style-name="T75"> </text:span><text:span text:style-name="T146">↔</text:span><text:span text:style-name="T75"> f(x)的 該點 之後的 其他點</text:span>。</text:p>
                          <text:list>
                            <text:list-item>
                              <text:p text:style-name="P28">未來的真實世界的 投影世界觀<text:span text:style-name="T75"> </text:span><text:span text:style-name="T146">↔</text:span><text:span text:style-name="T75"> 其他點的 投影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抽象例子，所有的真實世界<text:span text:style-name="T75"> </text:span><text:span text:style-name="T146">↔</text:span><text:span text:style-name="T75"> f(x)曲線、f(x)曲面、f(x)曲體</text:span>。</text:p>
                      <text:list>
                        <text:list-item>
                          <text:p text:style-name="P30">過去的真實世界<text:span text:style-name="T75"> </text:span><text:span text:style-name="T146">↔</text:span><text:span text:style-name="T75"> f(x)的某一特定 點、線段、面積(之前的)其他 點、線段、面積</text:span>。</text:p>
                        </text:list-item>
                        <text:list-item>
                          <text:p text:style-name="P31">當下的真實世界<text:span text:style-name="T75"> </text:span><text:span text:style-name="T146">↔</text:span><text:span text:style-name="T75"> f(x)的 該點、該線段、該面積</text:span>。</text:p>
                        </text:list-item>
                        <text:list-item>
                          <text:p text:style-name="P32">未來的真實世界<text:span text:style-name="T75"> </text:span><text:span text:style-name="T146">↔</text:span><text:span text:style-name="T75"> f(x)的 該點、該線段、該面積(之後的)其他 點、線段、面積</text:span>。</text:p>
                          <text:list>
                            <text:list-item>
                              <text:p text:style-name="P28">未來的真實世界的 投影世界觀<text:span text:style-name="T75"> </text:span><text:span text:style-name="T146">↔</text:span><text:span text:style-name="T75"> 其他點、其他線段、其他面積 的 投影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<text:span text:style-name="T1">世界學</text:span><text:span text:style-name="T11"> 是</text:span><text:span text:style-name="T1"> </text:span>感測、記錄、好奇、觀察、驗<text:span text:style-name="T19">證、拆解、組裝、拓展</text:span><text:span text:style-name="T5"> </text:span><text:span text:style-name="T1">世界的</text:span>現象<text:span text:style-name="T19">、</text:span>本質<text:span text:style-name="T1"> 的 學門</text:span>。</text:p>
                </text:list-item>
                <text:list-item>
                  <text:p text:style-name="P33">世界學<text:span text:style-name="T158">的 研究方法 是</text:span> 感測、記錄、好奇、觀察、驗證、拆解、組裝、拓展 世界的 現象。</text:p>
                </text:list-item>
                <text:list-item>
                  <text:p text:style-name="P33">世界學<text:span text:style-name="T158">的 研究方法 是</text:span> 感測、記錄、好奇、觀察、驗證、拆解、組裝、拓展 世界的 本質。</text:p>
                </text:list-item>
                <text:list-item>
                  <text:p text:style-name="P34">世界學<text:span text:style-name="T158">的 研究方法 是</text:span> 發散、收斂 世界的 現象、本質。</text:p>
                </text:list-item>
                <text:list-item>
                  <text:p text:style-name="P34">世界學<text:span text:style-name="T158">的 研究方法 是</text:span> 抽象化、跨領域移植、實體化 世界的 現象、本質。</text:p>
                </text:list-item>
              </text:list>
            </text:list-item>
            <text:list-item>
              <text:p text:style-name="P35">明顯例子，世界（現象、本質）<text:span text:style-name="T145">↔</text:span><text:span text:style-name="T131"> </text:span>函數。</text:p>
              <text:list>
                <text:list-item>
                  <text:p text:style-name="P188">（接下來的描述在 <text:span text:style-name="T154">世界學</text:span> 文件群的 <text:span text:style-name="T154">函數</text:span>的 <text:span text:style-name="T154">明顯例子，世界（現象、本質）</text:span><text:span text:style-name="T150">↔</text:span><text:span text:style-name="T157"> </text:span><text:span text:style-name="T154">函數</text:span>）</text:p>
                </text:list-item>
              </text:list>
            </text:list-item>
          </text:list>
        </text:list-item>
        <text:list-item>
          <text:p text:style-name="P1"><text:bookmark-start text:name="紅移、紫移"/>紅移、紫移<text:bookmark-end text:name="紅移、紫移"/></text:p>
          <text:list>
            <text:list-item>
              <text:p text:style-name="P36">明顯例子，救護車 發出 聲響。</text:p>
              <text:list>
                <text:list-item>
                  <text:p text:style-name="P3">救護車<text:span text:style-name="T1">（低於 音速）</text:span>遠離 →<text:span text:style-name="T15"> 聲音 出現 紅移</text:span><text:span text:style-name="T2">現象</text:span><text:span text:style-name="T15">。</text:span></text:p>
                </text:list-item>
                <text:list-item>
                  <text:p text:style-name="P4">救護車<text:span text:style-name="T1">（低於 音速）</text:span>靠近 →<text:span text:style-name="T15"> 聲音 出現 紫移</text:span><text:span text:style-name="T2">現象</text:span>。</text:p>
                  <text:list>
                    <text:list-item>
                      <text:p text:style-name="P37">明顯例子，假定，飛機的 飛行速度 低於 音速。</text:p>
                      <text:list>
                        <text:list-item>
                          <text:p text:style-name="P37">飛機、駕駛員 會 先碰到 第<text:span text:style-name="T27">t</text:span><text:span text:style-name="T114">t&lt;T</text:span><text:span text:style-name="T22">秒的力</text:span>，之後 才碰到 第<text:span text:style-name="T21">T</text:span><text:span text:style-name="T22">秒的力</text:span>。</text:p>
                          <text:list>
                            <text:list-item>
                              <text:p text:style-name="P37">駕駛員 是 在飛機內的 個體。</text:p>
                            </text:list-item>
                            <text:list-item>
                              <text:p text:style-name="P37">飛機、駕駛員 有機率認定，先出現第<text:span text:style-name="T27">t</text:span><text:span text:style-name="T114">t&lt;T</text:span><text:span text:style-name="T22">秒的力</text:span>，之後才出現第<text:span text:style-name="T21">T</text:span><text:span text:style-name="T22">秒的力</text:span>。</text:p>
                            </text:list-item>
                            <text:list-item>
                              <text:p text:style-name="P37">飛機、駕駛員 會 先碰到 第<text:span text:style-name="T20">t</text:span><text:span text:style-name="T22">秒的力</text:span>，之後 才碰到第（<text:span text:style-name="T20">t</text:span><text:span text:style-name="T24">+1</text:span><text:span text:style-name="T21">）</text:span><text:span text:style-name="T22">秒的力</text:span>。</text:p>
                              <text:list>
                                <text:list-item>
                                  <text:p text:style-name="P37">前方的個體 有機率認定，因果正常。</text:p>
                                </text:list-item>
                                <text:list-item>
                                  <text:p text:style-name="P37">前方的個體 有機率認定，先有 因 才有 果。</text:p>
                                </text:list-item>
                                <text:list-item>
                                  <text:p text:style-name="P37">是 自然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7">前方的個體 會 先碰到 第<text:span text:style-name="T27">t</text:span><text:span text:style-name="T114">t&lt;T</text:span><text:span text:style-name="T22">秒的力、</text:span>飛機，之後 才碰到 第<text:span text:style-name="T21">T</text:span><text:span text:style-name="T22">秒的 力</text:span>。</text:p>
                          <text:list>
                            <text:list-item>
                              <text:p text:style-name="P37">前方的個體 是 在飛機外 並且 在飛機前方 的 個體。</text:p>
                            </text:list-item>
                            <text:list-item>
                              <text:p text:style-name="P37">前方的個體 有機率認定，先出現第<text:span text:style-name="T27">t</text:span><text:span text:style-name="T114">t&lt;T</text:span><text:span text:style-name="T22">秒的力</text:span>，之後才出現第<text:span text:style-name="T21">T</text:span><text:span text:style-name="T22">秒的力</text:span>。</text:p>
                            </text:list-item>
                            <text:list-item>
                              <text:p text:style-name="P37">前方的個體 會 先碰到 第<text:span text:style-name="T20">t</text:span><text:span text:style-name="T22">秒的力</text:span>，之後 才碰到第（<text:span text:style-name="T20">t</text:span><text:span text:style-name="T24">+1</text:span><text:span text:style-name="T21">）</text:span><text:span text:style-name="T22">秒的力</text:span>。</text:p>
                              <text:list>
                                <text:list-item>
                                  <text:p text:style-name="P37">前方的個體 有機率認定，因果正常。</text:p>
                                </text:list-item>
                                <text:list-item>
                                  <text:p text:style-name="P37">前方的個體 有機率認定，先有 因 才有 果。</text:p>
                                </text:list-item>
                                <text:list-item>
                                  <text:p text:style-name="P37">是 自然現象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救護車 超音速<text:span text:style-name="T1">（</text:span>等速度<text:span text:style-name="T1">）</text:span>靠近 →<text:span text:style-name="T16"> 聲音 出現 紫移</text:span><text:span text:style-name="T10">現象</text:span><text:span text:style-name="T16">、音爆</text:span><text:span text:style-name="T10">現象</text:span><text:span text:style-name="T16">、</text:span><text:span text:style-name="T3">從前到後型</text:span><text:span text:style-name="T17">後移現象</text:span>。</text:p>
                  <text:list>
                    <text:list-item>
                      <text:p text:style-name="P38">（對於 救護車 來說，力、聲音 的）相對速度<text:span text:style-name="T19"> = 音速–</text:span>救護車<text:span text:style-name="T19">速度</text:span>。</text:p>
                    </text:list-item>
                    <text:list-item>
                      <text:p text:style-name="P38">（對於 救護車 來說，力、聲音 的）相對位置<text:span text:style-name="T19"> = 相對</text:span>速度<text:span text:style-name="T19"> * </text:span><text:span text:style-name="T23">t</text:span>。</text:p>
                      <text:list>
                        <text:list-item>
                          <text:p text:style-name="P98"><text:span text:style-name="T30">t的 初始值 是 0</text:span>。</text:p>
                        </text:list-item>
                        <text:list-item>
                          <text:p text:style-name="P38">位置，第<text:span text:style-name="T28">t秒</text:span>的力 後面於 第（<text:span text:style-name="T19">t+</text:span><text:span text:style-name="T29">1）</text:span>秒的力 <text:span text:style-name="T147">↔</text:span><text:span text:style-name="T126"> 後移現象</text:span>。</text:p>
                          <text:list>
                            <text:list-item>
                              <text:p text:style-name="P38">前方的個體 聽到的聲音 是 反序、反向順序、逆向順序 聲音。</text:p>
                              <text:list>
                                <text:list-item>
                                  <text:p text:style-name="P39">前方的個體 是 在救護車外 並且 在救護車前方 的 個體。</text:p>
                                </text:list-item>
                              </text:list>
                            </text:list-item>
                            <text:list-item>
                              <text:p text:style-name="P38">前方的個體 先聽到 第（<text:span text:style-name="T19">t+</text:span><text:span text:style-name="T29">1）</text:span><text:span text:style-name="T28">秒</text:span>的聲音，然後才會聽到 第<text:span text:style-name="T28">t</text:span>秒的聲音。</text:p>
                            </text:list-item>
                            <text:list-item>
                              <text:p text:style-name="P6">第<text:span text:style-name="T28">t秒</text:span>的力<text:span text:style-name="T1">的位置 </text:span>後面於 第<text:span text:style-name="T1">（</text:span><text:span text:style-name="T19">t+</text:span><text:span text:style-name="T29">1</text:span><text:span text:style-name="T6">）</text:span>秒的力<text:span text:style-name="T1">的位置 </text:span><text:span text:style-name="T147">↔</text:span><text:span text:style-name="T126"> 後移現象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0">明顯例子，飛機 等速度飛行。</text:p>
                      <text:list>
                        <text:list-item>
                          <text:p text:style-name="P40">駕駛員、飛機內的空氣 靜止不動。</text:p>
                        </text:list-item>
                        <text:list-item>
                          <text:p text:style-name="P40">駕駛員、飛機內的空氣 蘊含的 力，不會 因為 等速度飛行，從 飛機內 跑到飛機外。</text:p>
                          <text:list>
                            <text:list-item>
                              <text:p text:style-name="P38">不會 從飛機內跑到飛機外 <text:span text:style-name="T148">↔</text:span><text:span text:style-name="T110"> 沒有 </text:span>後移現象。</text:p>
                              <text:list>
                                <text:list-item>
                                  <text:p text:style-name="P38">等速度飛行，飛機內 <text:span text:style-name="T110">沒有 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0">駕駛員、飛機內的空氣 蘊含的 力，會 因為 超音速飛行，從 飛機前 跑到 飛機後。</text:p>
                          <text:list>
                            <text:list-item>
                              <text:p text:style-name="P40">會 從飛機前跑到飛機後 <text:span text:style-name="T148">↔</text:span><text:span text:style-name="T110"> 有 </text:span>後移現象。</text:p>
                              <text:list>
                                <text:list-item>
                                  <text:p text:style-name="P40">超音速飛行，飛機前的 聲音 <text:span text:style-name="T110">有 後移現象</text:span>。</text:p>
                                  <text:list>
                                    <text:list-item>
                                      <text:p text:style-name="P40">該後移現象 是 <text:span text:style-name="T17">從前到後型後移現象</text:span>。</text:p>
                                    </text:list-item>
                                    <text:list-item>
                                      <text:p text:style-name="P41"><text:span text:style-name="T17">從前到後型後移現象</text:span> 是 力 <text:span text:style-name="T17">從 飛機前 跑到 飛機後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8">飛機外的空氣<text:span text:style-name="T22">（蘊含的 往前運動）的 力，會因為 超音速，從飛機前跑到飛機後</text:span>。</text:p>
                              <text:list>
                                <text:list-item>
                                  <text:p text:style-name="P38"><text:span text:style-name="T22">超音速</text:span>飛行，飛機外 <text:span text:style-name="T110">有 </text:span>後移現象<text:span text:style-name="T22">。</text:span></text:p>
                                  <text:list>
                                    <text:list-item>
                                      <text:p text:style-name="P38"><text:span text:style-name="T22">超音速</text:span> 等速度飛行、變速度飛行，飛機外 <text:span text:style-name="T110">有 從前到後型</text:span>後移現象。</text:p>
                                    </text:list-item>
                                  </text:list>
                                </text:list-item>
                                <text:list-item>
                                  <text:p text:style-name="P38">第<text:span text:style-name="T19">T</text:span><text:span text:style-name="T22">秒的（往前運動的）力</text:span><text:span text:style-name="T18">，在 飛機 前方。</text:span></text:p>
                                  <text:list>
                                    <text:list-item>
                                      <text:p text:style-name="P38"><text:span text:style-name="T22">剛出現的（往前運動的）力</text:span><text:span text:style-name="T18">，在 飛機 前方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38">第<text:span text:style-name="T27">t</text:span><text:span text:style-name="T114">t&lt;T</text:span><text:span text:style-name="T22">秒的（往前運動的）力</text:span><text:span text:style-name="T18">，在 飛機 後方</text:span>。</text:p>
                                  <text:list>
                                    <text:list-item>
                                      <text:p text:style-name="P38"><text:span text:style-name="T22">已經出現一段時間的（往前運動的）力</text:span><text:span text:style-name="T18">，在 飛機 後方</text:span>。</text:p>
                                    </text:list-item>
                                    <text:list-item>
                                      <text:p text:style-name="P38"><text:span text:style-name="T27">t</text:span><text:span text:style-name="T114">t&lt;T</text:span><text:span text:style-name="T20"> &lt; T</text:span>。</text:p>
                                    </text:list-item>
                                    <text:list-item>
                                      <text:p text:style-name="P38">第<text:span text:style-name="T27">t</text:span><text:span text:style-name="T114">t&lt;T</text:span><text:span text:style-name="T22">秒的（往前運動的）力 </text:span><text:span text:style-name="T18">在 飛機 後方</text:span> <text:span text:style-name="T148">↔</text:span><text:span text:style-name="T110"> </text:span>後移現象。</text:p>
                                      <text:list>
                                        <text:list-item>
                                          <text:p text:style-name="P38">（對於 飛機 來說，力、聲音 的）相對速度<text:span text:style-name="T19"> = 音速–飛機速度</text:span>。</text:p>
                                        </text:list-item>
                                        <text:list-item>
                                          <text:p text:style-name="P38">（對於 飛機 來說，力、聲音 的）相對位置<text:span text:style-name="T19"> = 相對</text:span>速度<text:span text:style-name="T19">*（</text:span><text:span text:style-name="T25">T</text:span><text:span text:style-name="T19">–</text:span><text:span text:style-name="T23">t）</text:span>。</text:p>
                                        </text:list-item>
                                        <text:list-item>
                                          <text:p text:style-name="P10"><text:span text:style-name="T23">從前往後</text:span><text:span text:style-name="T8">型</text:span><text:span text:style-name="T23">後移</text:span><text:span text:style-name="T8">現象</text:span><text:span text:style-name="T23">，聲音 越早出現 →</text:span><text:span text:style-name="T7"> </text:span><text:span text:style-name="T5">相對</text:span>位置<text:span text:style-name="T1"> 越遠、</text:span>越後面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救護車 超音速<text:span text:style-name="T1">（</text:span>加速度<text:span text:style-name="T1">）</text:span>靠近 →<text:span text:style-name="T16"> 聲音 出現 紫移</text:span><text:span text:style-name="T10">現象</text:span><text:span text:style-name="T16">、音爆</text:span><text:span text:style-name="T10">現象</text:span><text:span text:style-name="T16">、</text:span><text:span text:style-name="T10">從前到後型</text:span><text:span text:style-name="T16">後移現象</text:span><text:span text:style-name="T10">、從內到外型後移現象</text:span>。</text:p>
                  <text:list>
                    <text:list-item>
                      <text:p text:style-name="P42">明顯例子，飛機 超音速（加速度）飛行。</text:p>
                      <text:list>
                        <text:list-item>
                          <text:p text:style-name="P43">飛機外的 空氣 蘊含的 力，會 因為 超音速飛行，從 飛機前方 跑到 飛機後方。</text:p>
                          <text:list>
                            <text:list-item>
                              <text:p text:style-name="P43"><text:span text:style-name="T30">第T</text:span><text:span text:style-name="T31">秒</text:span><text:span text:style-name="T22">的 力 </text:span><text:span text:style-name="T18">在 飛機 前方</text:span>。</text:p>
                            </text:list-item>
                            <text:list-item>
                              <text:p text:style-name="P43">第<text:span text:style-name="T27">t</text:span><text:span text:style-name="T114">t&lt;T</text:span><text:span text:style-name="T22">秒的 力 </text:span><text:span text:style-name="T18">在 飛機 後方</text:span> <text:span text:style-name="T148">↔</text:span><text:span text:style-name="T110"> </text:span>後移現象、<text:span text:style-name="T110">從前到後型</text:span>後移現象。</text:p>
                              <text:list>
                                <text:list-item>
                                  <text:p text:style-name="P43">力 從 飛機前方 跑到 飛機後方 <text:span text:style-name="T148">↔</text:span><text:span text:style-name="T110"> </text:span>後移現象、<text:span text:style-name="T110">從前到後型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2">駕駛員、飛機內的空氣 蘊含的 力，會 因為 加速度飛行，從 飛機內 跑到飛機外。</text:p>
                          <text:list>
                            <text:list-item>
                              <text:p text:style-name="P43">駕駛員、飛機內的空氣 向後移動。</text:p>
                            </text:list-item>
                            <text:list-item>
                              <text:p text:style-name="P42">力 會 從飛機內跑到飛機外 <text:span text:style-name="T148">↔</text:span><text:span text:style-name="T110"> 力 有 </text:span>後移現象。</text:p>
                              <text:list>
                                <text:list-item>
                                  <text:p text:style-name="P42">加速度飛行，飛機內的 聲音 <text:span text:style-name="T110">有 後移現象</text:span>。</text:p>
                                  <text:list>
                                    <text:list-item>
                                      <text:p text:style-name="P42">該後移現象 是 <text:span text:style-name="T17">從內到外型後移現象</text:span>。</text:p>
                                    </text:list-item>
                                    <text:list-item>
                                      <text:p text:style-name="P44"><text:span text:style-name="T17">從內到外型後移現象</text:span> 是 力 <text:span text:style-name="T17">從 飛機內 跑到 飛機外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5">假定，飛機 超音速飛行。</text:p>
                          <text:list>
                            <text:list-item>
                              <text:p text:style-name="P45">飛機、駕駛員 會 先碰到<text:span text:style-name="T30"> 第t</text:span><text:span text:style-name="T115">t&lt;T</text:span><text:span text:style-name="T30">秒的力，之後 才碰到 第T秒</text:span>的力。</text:p>
                              <text:list>
                                <text:list-item>
                                  <text:p text:style-name="P45">駕駛員 是 在飛機內的 個體。</text:p>
                                </text:list-item>
                                <text:list-item>
                                  <text:p text:style-name="P45">飛機、駕駛員 有機<text:span text:style-name="T30">率認定，先出現第t</text:span><text:span text:style-name="T115">t&lt;T</text:span><text:span text:style-name="T30">秒的力 之後才出現第T秒的</text:span>力。</text:p>
                                </text:list-item>
                                <text:list-item>
                                  <text:p text:style-name="P45">飛機、駕駛員 會 先碰到 第<text:span text:style-name="T30">t秒的力，之後 才碰到第（t+1）秒</text:span>的力。</text:p>
                                  <text:list>
                                    <text:list-item>
                                      <text:p text:style-name="P45">飛機、駕駛員 有機率認定，因果正常。</text:p>
                                    </text:list-item>
                                    <text:list-item>
                                      <text:p text:style-name="P45">飛機、駕駛員 有機率認定，先有 因 才有 果。</text:p>
                                    </text:list-item>
                                    <text:list-item>
                                      <text:p text:style-name="P45">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5">前方的個體 會 先碰到 第<text:span text:style-name="T21">T</text:span><text:span text:style-name="T22">秒的力、</text:span>飛機，之後 才碰到 第<text:span text:style-name="T27">t</text:span><text:span text:style-name="T114">t&lt;T</text:span><text:span text:style-name="T22">秒的 力</text:span>。</text:p>
                              <text:list>
                                <text:list-item>
                                  <text:p text:style-name="P45">前方的個體 是 在飛機外 並且 在飛機前方 的 個體。</text:p>
                                </text:list-item>
                                <text:list-item>
                                  <text:p text:style-name="P45">前方的個體 有機率認定，先出現第<text:span text:style-name="T21">T</text:span><text:span text:style-name="T22">秒的力</text:span>，之後才出現第<text:span text:style-name="T27">t</text:span><text:span text:style-name="T114">t&lt;T</text:span><text:span text:style-name="T22">秒的力</text:span>。</text:p>
                                </text:list-item>
                                <text:list-item>
                                  <text:p text:style-name="P45">前方的個體 會 先碰到 第（<text:span text:style-name="T20">t</text:span><text:span text:style-name="T24">+1</text:span><text:span text:style-name="T21">）</text:span><text:span text:style-name="T22">秒的力</text:span>，之後 才碰到第<text:span text:style-name="T20">t</text:span><text:span text:style-name="T22">秒的力</text:span>。</text:p>
                                  <text:list>
                                    <text:list-item>
                                      <text:p text:style-name="P45">前方的個體 有機率認定，因果的出現順序顛倒、（榮格認定的）共時性。</text:p>
                                    </text:list-item>
                                    <text:list-item>
                                      <text:p text:style-name="P45">前方的個體 有機率認定，先有 果 才有 因。</text:p>
                                    </text:list-item>
                                    <text:list-item>
                                      <text:p text:style-name="P45">（仍然）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4">只是因為 參考坐標系的 不同，產生的 錯覺、認知偏誤。</text:p>
                    </text:list-item>
                  </text:list>
                </text:list-item>
                <text:list-item>
                  <text:p text:style-name="P46">救護車、空氣 固定不動 →<text:span text:style-name="T17"> 聲音 出現 沒有紅移現象、沒有紫移現象。</text:span></text:p>
                  <text:list>
                    <text:list-item>
                      <text:p text:style-name="P46">位置，第<text:span text:style-name="T28">t秒</text:span>的力 前面於 第（<text:span text:style-name="T19">t+</text:span><text:span text:style-name="T29">1）</text:span>秒的力。</text:p>
                      <text:list>
                        <text:list-item>
                          <text:p text:style-name="P46">前方的個體 聽到的聲音 是 正序、正向順序、順向順序 聲音。</text:p>
                        </text:list-item>
                        <text:list-item>
                          <text:p text:style-name="P47">前方的個體 先聽到 第<text:span text:style-name="T28">t秒</text:span>的聲音，然後才會聽到 第（<text:span text:style-name="T19">t+</text:span><text:span text:style-name="T29">1）</text:span>秒的聲音。</text:p>
                          <text:list>
                            <text:list-item>
                              <text:p text:style-name="P46">前方的個體 是 在救護車外 並且 在救護車前方 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8">救護車固定不動、<text:span text:style-name="T111">空氣</text:span>（<text:span text:style-name="T111">等速度</text:span>）<text:span text:style-name="T111">靠近 →</text:span><text:span text:style-name="T112"> 聲音</text:span><text:span text:style-name="T17"> 出現 </text:span><text:span text:style-name="T112">沒有紅移、沒有紫移、沒有音爆</text:span><text:span text:style-name="T17"> 現象</text:span>。</text:p>
                  <text:list>
                    <text:list-item>
                      <text:p text:style-name="P99"><text:span text:style-name="T127">位置，第</text:span><text:span text:style-name="T28">t秒</text:span><text:span text:style-name="T127">的力 前面於 第（</text:span><text:span text:style-name="T26">t+</text:span><text:span text:style-name="T29">1）</text:span><text:span text:style-name="T127">秒的力</text:span>。</text:p>
                    </text:list-item>
                    <text:list-item>
                      <text:p text:style-name="P48">聲音的 速度<text:span text:style-name="T19"> =（空氣的速度 + 空氣傳遞聲音的速度</text:span>）。</text:p>
                      <text:list>
                        <text:list-item>
                          <text:p text:style-name="P8">聲音的 速度<text:span text:style-name="T19"> =</text:span><text:span text:style-name="T5">（</text:span><text:span text:style-name="T62">空氣的速度</text:span><text:span text:style-name="T19"> + 音速</text:span><text:span text:style-name="T1">）</text:span>。</text:p>
                          <text:list>
                            <text:list-item>
                              <text:p text:style-name="P48">個體的 速度 =（介質的速度<text:span text:style-name="T30"> + </text:span>宗速）。</text:p>
                            </text:list-item>
                            <text:list-item>
                              <text:p text:style-name="P49"><text:span text:style-name="T30">聲音 相對於 空氣，的 相對速度（仍然）是 音速</text:span>。</text:p>
                            </text:list-item>
                            <text:list-item>
                              <text:p text:style-name="P50">聲音 相對於 救護車，的 相對速度 是<text:span text:style-name="T30">（空氣的速度 + 音速）</text:span>。</text:p>
                            </text:list-item>
                          </text:list>
                        </text:list-item>
                        <text:list-item>
                          <text:p text:style-name="P51">明顯例子，假定，第一個個體 在 超音速（等速度）飛行的飛機 裡面，發出 聲響。</text:p>
                          <text:list>
                            <text:list-item>
                              <text:p text:style-name="P51">空氣 等速度運動，聲音 不會變成 更高頻的聲音、更低頻的聲音。</text:p>
                            </text:list-item>
                            <text:list-item>
                              <text:p text:style-name="P51">假定，第二個個體（也）在 飛機 裡面。</text:p>
                              <text:list>
                                <text:list-item>
                                  <text:p text:style-name="P51">第二個個體 有機率認定，該聲音的 速度 是 音速。</text:p>
                                </text:list-item>
                              </text:list>
                            </text:list-item>
                            <text:list-item>
                              <text:p text:style-name="P51">假定，第三個個體 在 飛機 外面。</text:p>
                              <text:list>
                                <text:list-item>
                                  <text:p text:style-name="P52">第三個個體 有機率認定，該聲音的速度是<text:span text:style-name="T30">(飛機的速度+空氣傳遞聲音的速度)</text:span>。</text:p>
                                  <text:list>
                                    <text:list-item>
                                      <text:p text:style-name="P53">第三個個體 有機率認定，該聲音的 速度 是（超音速<text:span text:style-name="T30"> + </text:span>音速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">明顯例子，地球 在做 高速 螺旋線運動。</text:p>
                      <text:list>
                        <text:list-item>
                          <text:p text:style-name="P53">地球的 空氣 出現 沒有紅移、沒有紫移、沒有音爆 現象。</text:p>
                        </text:list-item>
                      </text:list>
                    </text:list-item>
                    <text:list-item>
                      <text:p text:style-name="P54">抽象例子，空氣 攜帶、持有、傳遞 聲音。</text:p>
                    </text:list-item>
                    <text:list-item>
                      <text:p text:style-name="P53">抽象例子，曲線引擎，<text:span text:style-name="T128">空間</text:span> 攜帶、持有、傳遞 <text:span text:style-name="T128">載具</text:span>。</text:p>
                    </text:list-item>
                  </text:list>
                </text:list-item>
                <text:list-item>
                  <text:p text:style-name="P9"><text:span text:style-name="T1">救護車固定不動、</text:span>空氣<text:span text:style-name="T1">（</text:span>加速度<text:span text:style-name="T1">）</text:span>靠近 →<text:span text:style-name="T17"> 聲音 出現 紅移</text:span><text:span text:style-name="T4">現象</text:span><text:span text:style-name="T17">、沒有音爆</text:span><text:span text:style-name="T4">現象</text:span>。</text:p>
                  <text:list>
                    <text:list-item>
                      <text:p text:style-name="P54">位置，第<text:span text:style-name="T28">t秒</text:span>的力 前面於 第（<text:span text:style-name="T19">t+</text:span><text:span text:style-name="T29">1）</text:span>秒的力。</text:p>
                    </text:list-item>
                    <text:list-item>
                      <text:p text:style-name="P55">聲音的 速度<text:span text:style-name="T30"> =（空氣的速度 + 空氣傳遞聲音的速度</text:span>）。</text:p>
                      <text:list>
                        <text:list-item>
                          <text:p text:style-name="P56">聲音的 速<text:span text:style-name="T30">度 =（空氣的速度 + 音速）。</text:span></text:p>
                          <text:list>
                            <text:list-item>
                              <text:p text:style-name="P56"><text:span text:style-name="T30">聲音 相對於 空氣，的 相對速度（仍然）是 音速</text:span>。</text:p>
                            </text:list-item>
                            <text:list-item>
                              <text:p text:style-name="P50">聲音 相對於 救護車，的 相對速度 是<text:span text:style-name="T30">（空氣的速度 + 音速）</text:span>。</text:p>
                            </text:list-item>
                          </text:list>
                        </text:list-item>
                        <text:list-item>
                          <text:p text:style-name="P57">聲音 <text:span text:style-name="T149">↔</text:span><text:span text:style-name="T128"> 光</text:span> <text:span text:style-name="T149">↔</text:span><text:span text:style-name="T128"> 載具、個體。</text:span></text:p>
                          <text:list>
                            <text:list-item>
                              <text:p text:style-name="P57">空氣 <text:span text:style-name="T149">↔</text:span><text:span text:style-name="T128"> 空間</text:span> <text:span text:style-name="T149">↔</text:span><text:span text:style-name="T128"> 介質</text:span>。</text:p>
                            </text:list-item>
                            <text:list-item>
                              <text:p text:style-name="P50">音速 <text:span text:style-name="T149">↔</text:span><text:span text:style-name="T128"> 光速</text:span> <text:span text:style-name="T149">↔</text:span><text:span text:style-name="T128"> 宗速</text:span>。</text:p>
                              <text:list>
                                <text:list-item>
                                  <text:p text:style-name="P100">音速的 向前分量<text:span text:style-name="T127"> </text:span><text:span text:style-name="T149">↔</text:span><text:span text:style-name="T128"> 光速</text:span>的 向前分量<text:span text:style-name="T128"> </text:span><text:span text:style-name="T149">↔</text:span><text:span text:style-name="T128"> 宗速</text:span>的 向前分量。</text:p>
                                </text:list-item>
                                <text:list-item>
                                  <text:p text:style-name="P101">向前速度<text:span text:style-name="T127"> </text:span><text:span text:style-name="T149">↔</text:span><text:span text:style-name="T128"> 向前</text:span>速度<text:span text:style-name="T128"> </text:span><text:span text:style-name="T149">↔</text:span><text:span text:style-name="T128"> 向前</text:span>速度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空氣 加速度運動 →<text:span text:style-name="T129"> </text:span>空氣密度 變小 →<text:span text:style-name="T130"> 聲音 紅移 → 聲音的 向前速度 變大</text:span>。</text:p>
                      <text:list>
                        <text:list-item>
                          <text:p text:style-name="P58">空氣密度 <text:span text:style-name="T149">↔</text:span><text:span text:style-name="T128"> 空間節點密度</text:span> <text:span text:style-name="T149">↔</text:span><text:span text:style-name="T128"> 介質密度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8"><text:bookmark-start text:name="維度"/>維度<text:bookmark-end text:name="維度"/></text:p>
          <text:list>
            <text:list-item>
              <text:p text:style-name="P189">（相關描述在 <text:span text:style-name="T154">新生之書</text:span>的 <text:span text:style-name="T154">_</text:span> 文件群的 <text:span text:style-name="T154">維度</text:span>）</text:p>
            </text:list-item>
            <text:list-item>
              <text:p text:style-name="P58">點 的 移動維度（最多、上限）是 <text:span text:style-name="T76">1</text:span>維。</text:p>
              <text:list>
                <text:list-item>
                  <text:p text:style-name="P59">原因很明顯，點的 移動軌跡 不是 <text:span text:style-name="T78">2</text:span>條線。</text:p>
                </text:list-item>
                <text:list-item>
                  <text:p text:style-name="P60">原因很明顯，點的 移動軌跡 不是 <text:span text:style-name="T79">2</text:span><text:span text:style-name="T78">個</text:span>面。</text:p>
                </text:list-item>
                <text:list-item>
                  <text:p text:style-name="P59">原因很明顯，點的 移動軌跡 不是 <text:span text:style-name="T78">1個</text:span>面。</text:p>
                </text:list-item>
                <text:list-item>
                  <text:p text:style-name="P61">原因很明顯，點的 移動軌跡 是 <text:span text:style-name="T77">1</text:span>條線。</text:p>
                </text:list-item>
                <text:list-item>
                  <text:p text:style-name="P60">已知，點 的 移動維度（最多、上限）是 <text:span text:style-name="T76">1</text:span>維。</text:p>
                  <text:list>
                    <text:list-item>
                      <text:p text:style-name="P60">點的 空間維度（最多、上限）是 <text:span text:style-name="T76">1</text:span>維。</text:p>
                    </text:list-item>
                    <text:list-item>
                      <text:p text:style-name="P61">點的 時間維度（最多、上限）是 <text:span text:style-name="T76">1</text:span>維。</text:p>
                    </text:list-item>
                    <text:list-item>
                      <text:p text:style-name="P61">點的 時空維度（最多、上限）是 <text:span text:style-name="T76">1</text:span>維。</text:p>
                    </text:list-item>
                  </text:list>
                </text:list-item>
                <text:list-item>
                  <text:p text:style-name="P62">對於 某一特定點 來說，該點 的 移動維度（最多、上限）是 <text:span text:style-name="T76">1</text:span>維。</text:p>
                  <text:list>
                    <text:list-item>
                      <text:p text:style-name="P61">對於 某一特定<text:span text:style-name="T81">n</text:span><text:span text:style-name="T171">維</text:span>坐標系 來說，該點 的 移動維度（最多、上限）是 <text:span text:style-name="T81">n</text:span>維。</text:p>
                    </text:list-item>
                  </text:list>
                </text:list-item>
                <text:list-item>
                  <text:p text:style-name="P61">點的移動維度、坐標系 沒有 相關性、相依性。</text:p>
                  <text:list>
                    <text:list-item>
                      <text:p text:style-name="P63">點的移動維度、（<text:span text:style-name="T80">1</text:span><text:span text:style-name="T169">維（以上）的</text:span>）坐標系 沒有 相關性、相依性。</text:p>
                    </text:list-item>
                    <text:list-item>
                      <text:p text:style-name="P61">明顯例子，假定<text:span text:style-name="T30">，有 </text:span><text:span text:style-name="T32">3維</text:span><text:span text:style-name="T167">直角坐標系。</text:span></text:p>
                      <text:list>
                        <text:list-item>
                          <text:p text:style-name="P64">點 的 移動維度（最多、上限）<text:span text:style-name="T167">（仍然）</text:span>是 <text:span text:style-name="T76">1</text:span>維。</text:p>
                          <text:list>
                            <text:list-item>
                              <text:p text:style-name="P64">點的移動維度、<text:span text:style-name="T32">3維</text:span><text:span text:style-name="T167">直角坐標系</text:span> 沒有 相關性、相依性。</text:p>
                            </text:list-item>
                          </text:list>
                        </text:list-item>
                        <text:list-item>
                          <text:p text:style-name="P65">點 在 <text:span text:style-name="T32">3維</text:span><text:span text:style-name="T167">直角坐標系的 移動軌跡（仍然）是 </text:span><text:span text:style-name="T32">1條線</text:span>。<text:span text:style-name="T159">{</text:span><text:span text:style-name="T162">、</text:span><text:span text:style-name="T163">1個點}</text:span></text:p>
                        </text:list-item>
                        <text:list-item>
                          <text:p text:style-name="P65">對於 該點、<text:span text:style-name="T32">3維</text:span><text:span text:style-name="T167">直角坐標系 來說，該點的 移動軌跡 是 </text:span><text:span text:style-name="T32">1條線</text:span><text:span text:style-name="T30">。</text:span><text:span text:style-name="T159">{</text:span><text:span text:style-name="T162">、</text:span><text:span text:style-name="T163">1個點}</text:span></text:p>
                          <text:list>
                            <text:list-item>
                              <text:p text:style-name="P66">對於 該點 來說，自己<text:span text:style-name="T30">（最多 只能）</text:span>感測、交互作用<text:span text:style-name="T30"> </text:span><text:span text:style-name="T33">1個</text:span><text:span text:style-name="T168">維度</text:span>。</text:p>
                              <text:list>
                                <text:list-item>
                                  <text:p text:style-name="P67">對於 該點 來說，點（當下）（最多、只能夠<text:span text:style-name="T30">）</text:span>感測、交互作用<text:span text:style-name="T30"> </text:span><text:span text:style-name="T33">1個</text:span><text:span text:style-name="T168">維度</text:span>。</text:p>
                                </text:list-item>
                                <text:list-item>
                                  <text:p text:style-name="P68">對於 該<text:span text:style-name="T32">點</text:span><text:span text:style-name="T167"> 來說，自己的 移動軌跡 是</text:span><text:span text:style-name="T32"> </text:span><text:span text:style-name="T34">1</text:span><text:span text:style-name="T167">維（以下）</text:span>。</text:p>
                                </text:list-item>
                              </text:list>
                            </text:list-item>
                            <text:list-item>
                              <text:p text:style-name="P69">對於 <text:span text:style-name="T32">3維</text:span><text:span text:style-name="T167">直角坐標系</text:span> 來說，該點<text:span text:style-name="T30">（最多 只能）</text:span>感測、交互作用<text:span text:style-name="T30"> </text:span><text:span text:style-name="T36">3</text:span><text:span text:style-name="T33">個</text:span><text:span text:style-name="T168">維度</text:span>。</text:p>
                              <text:list>
                                <text:list-item>
                                  <text:p text:style-name="P69">對於 <text:span text:style-name="T32">3維</text:span><text:span text:style-name="T167">直角坐標系</text:span> 來說，該點（當下）（最多<text:span text:style-name="T30">）</text:span>感測、交互作用<text:span text:style-name="T30"> </text:span><text:span text:style-name="T37">3</text:span><text:span text:style-name="T33">個</text:span><text:span text:style-name="T168">維度</text:span>。</text:p>
                                </text:list-item>
                                <text:list-item>
                                  <text:p text:style-name="P70">對於 <text:span text:style-name="T32">3維</text:span><text:span text:style-name="T167">直角坐標系 來說，</text:span>該<text:span text:style-name="T167">點的 移動軌跡 是</text:span><text:span text:style-name="T32"> 3</text:span><text:span text:style-name="T167">維（以下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1">明顯例子，假定<text:span text:style-name="T30">，有 </text:span><text:span text:style-name="T32">某一特定</text:span><text:span text:style-name="T35">n</text:span><text:span text:style-name="T32">維</text:span><text:span text:style-name="T167">坐標系</text:span>。</text:p>
                      <text:list>
                        <text:list-item>
                          <text:p text:style-name="P64">點 的 移動維度（最多、上限）<text:span text:style-name="T167">（仍然）</text:span>是 <text:span text:style-name="T76">1</text:span>維。</text:p>
                          <text:list>
                            <text:list-item>
                              <text:p text:style-name="P64">點的移動維度、<text:span text:style-name="T35">該n維</text:span><text:span text:style-name="T167">坐標系</text:span> 沒有 相關性、相依性。</text:p>
                              <text:list>
                                <text:list-item>
                                  <text:p text:style-name="P64">假定<text:span text:style-name="T30">，</text:span><text:span text:style-name="T39">n </text:span><text:span text:style-name="T40">≥</text:span><text:span text:style-name="T39"> 1</text:span><text:span text:style-name="T170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2">點 在 <text:span text:style-name="T35">該n維</text:span><text:span text:style-name="T167">坐標系的 移動軌跡（仍然）是 </text:span><text:span text:style-name="T32">1條線</text:span>。<text:span text:style-name="T159">{</text:span><text:span text:style-name="T162">、</text:span><text:span text:style-name="T163">1個點}</text:span></text:p>
                        </text:list-item>
                        <text:list-item>
                          <text:p text:style-name="P73">對於 該點、<text:span text:style-name="T35">該n維</text:span><text:span text:style-name="T167">坐標系 來說，該點的 移動軌跡 是 </text:span><text:span text:style-name="T32">1條線</text:span><text:span text:style-name="T30">。</text:span><text:span text:style-name="T159">{</text:span><text:span text:style-name="T162">、</text:span><text:span text:style-name="T163">1個點}</text:span></text:p>
                          <text:list>
                            <text:list-item>
                              <text:p text:style-name="P74">對於 該點 來說，自己<text:span text:style-name="T30">（最多 只能）</text:span>感測、交互作用<text:span text:style-name="T30"> </text:span><text:span text:style-name="T33">1個</text:span><text:span text:style-name="T168">維度</text:span>。</text:p>
                              <text:list>
                                <text:list-item>
                                  <text:p text:style-name="P74">對於 該點 來說，點（當下）（最多、只能夠<text:span text:style-name="T30">）</text:span>感測、交互作用<text:span text:style-name="T30"> </text:span><text:span text:style-name="T33">1個</text:span><text:span text:style-name="T168">維度</text:span>。</text:p>
                                </text:list-item>
                                <text:list-item>
                                  <text:p text:style-name="P74">對於 該<text:span text:style-name="T32">點</text:span><text:span text:style-name="T167"> 來說，自己的 移動軌跡 是</text:span><text:span text:style-name="T32"> </text:span><text:span text:style-name="T34">1</text:span><text:span text:style-name="T167">維（以下）</text:span>。</text:p>
                                </text:list-item>
                              </text:list>
                            </text:list-item>
                            <text:list-item>
                              <text:p text:style-name="P74">對於 <text:span text:style-name="T35">該n維</text:span><text:span text:style-name="T167">坐標系</text:span> 來說，該點<text:span text:style-name="T30">（最多 只能）</text:span>感測、交互作用<text:span text:style-name="T30"> </text:span><text:span text:style-name="T38">n</text:span><text:span text:style-name="T33">個</text:span><text:span text:style-name="T168">維度</text:span>。</text:p>
                              <text:list>
                                <text:list-item>
                                  <text:p text:style-name="P74">對於 <text:span text:style-name="T35">該n維</text:span><text:span text:style-name="T167">坐標系</text:span> 來說，該點（當下）（最多<text:span text:style-name="T30">）</text:span>感測、交互作用<text:span text:style-name="T30"> </text:span><text:span text:style-name="T38">n</text:span><text:span text:style-name="T33">個</text:span><text:span text:style-name="T168">維度</text:span>。</text:p>
                                </text:list-item>
                                <text:list-item>
                                  <text:p text:style-name="P74">對於 <text:span text:style-name="T82">該n維</text:span><text:span text:style-name="T167">坐標系 來說，</text:span>該<text:span text:style-name="T167">點的 移動軌跡 是</text:span><text:span text:style-name="T83"> </text:span><text:span text:style-name="T84">n</text:span><text:span text:style-name="T167">維（以下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4"><text:bookmark-start text:name="函數"/>函數<text:bookmark-end text:name="函數"/></text:p>
          <text:list>
            <text:list-item>
              <text:p text:style-name="P75">明顯例子，世界（現象、本質）<text:span text:style-name="T145">↔</text:span><text:span text:style-name="T131"> </text:span>函數。</text:p>
              <text:list>
                <text:list-item>
                  <text:p text:style-name="P102"><text:span text:style-name="T127">現象 </text:span><text:span text:style-name="T145">↔</text:span><text:span text:style-name="T66"> </text:span><text:span text:style-name="T64">y</text:span>。</text:p>
                  <text:list>
                    <text:list-item>
                      <text:p text:style-name="P102">假定，<text:span text:style-name="T64">y</text:span><text:span text:style-name="T19"> = </text:span><text:span text:style-name="T64">f(x)</text:span>。</text:p>
                      <text:list>
                        <text:list-item>
                          <text:p text:style-name="P102"><text:span text:style-name="T127">現象 存在 </text:span><text:span text:style-name="T145">↔</text:span><text:span text:style-name="T131"> </text:span><text:span text:style-name="T65">y</text:span><text:span text:style-name="T19">曲線</text:span><text:span text:style-name="T65">、</text:span><text:span text:style-name="T64">f(x)</text:span><text:span text:style-name="T19">曲線</text:span><text:span text:style-name="T64"> 的 某一特定點</text:span>。</text:p>
                        </text:list-item>
                        <text:list-item>
                          <text:p text:style-name="P102"><text:span text:style-name="T127">現象 變化 </text:span><text:span text:style-name="T145">↔</text:span><text:span text:style-name="T131"> </text:span><text:span text:style-name="T66">y</text:span><text:span text:style-name="T19">曲線</text:span><text:span text:style-name="T66">、</text:span><text:span text:style-name="T64">f(x)</text:span><text:span text:style-name="T19">曲線</text:span><text:span text:style-name="T64"> 的 某一特定點的 變化</text:span>。</text:p>
                        </text:list-item>
                        <text:list-item>
                          <text:p text:style-name="P102">現象的 變量、變因、變化因子<text:span text:style-name="T127"> </text:span><text:span text:style-name="T145">↔</text:span><text:span text:style-name="T131"> </text:span><text:span text:style-name="T66">x</text:span>。</text:p>
                        </text:list-item>
                      </text:list>
                    </text:list-item>
                    <text:list-item>
                      <text:p text:style-name="P102">假定，<text:span text:style-name="T19">f(x) = </text:span><text:span text:style-name="T63">a * x</text:span><text:span text:style-name="T133">2</text:span><text:span text:style-name="T63"> + b * x + c</text:span>。</text:p>
                      <text:list>
                        <text:list-item>
                          <text:p text:style-name="P75">第<text:span text:style-name="T69">1</text:span>層本質 <text:span text:style-name="T145">↔</text:span><text:span text:style-name="T131"> </text:span><text:span text:style-name="T63">a * x</text:span><text:span text:style-name="T133">2</text:span><text:span text:style-name="T63"> + b * x + c</text:span>。</text:p>
                          <text:list>
                            <text:list-item>
                              <text:p text:style-name="P75">第<text:span text:style-name="T69">1</text:span>層本質 是 現象背後的 本質。</text:p>
                              <text:list>
                                <text:list-item>
                                  <text:p text:style-name="P102"><text:span text:style-name="T127">現象背後的 本質 </text:span><text:span text:style-name="T145">↔</text:span><text:span text:style-name="T66"> </text:span><text:span text:style-name="T127">現象背後的 原</text:span>因。</text:p>
                                </text:list-item>
                                <text:list-item>
                                  <text:p text:style-name="P102"><text:span text:style-name="T127">抽象例子，（亞里斯多德 認定的）</text:span>人們 會持續追問 感覺背後的 原因。</text:p>
                                  <text:list>
                                    <text:list-item>
                                      <text:p text:style-name="P193"><text:span text:style-name="T153">（相關描述在 </text:span><text:span text:style-name="T155">新生之書</text:span><text:span text:style-name="T153">的 </text:span><text:span text:style-name="T155">哲學</text:span><text:span text:style-name="T153"> 文件群的 </text:span><text:span text:style-name="T156">亞里斯多德</text:span><text:span text:style-name="T153">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5">假定，<text:span text:style-name="T67">x = g(z)</text:span><text:span text:style-name="T143">。</text:span></text:p>
                          <text:list>
                            <text:list-item>
                              <text:p text:style-name="P102"><text:span text:style-name="T127">（現象的）本質 存在 </text:span><text:span text:style-name="T145">↔</text:span><text:span text:style-name="T66"> x</text:span><text:span text:style-name="T19">曲線</text:span><text:span text:style-name="T65">、</text:span><text:span text:style-name="T68">g</text:span><text:span text:style-name="T64">(</text:span><text:span text:style-name="T68">z</text:span><text:span text:style-name="T64">)</text:span><text:span text:style-name="T19">曲線</text:span><text:span text:style-name="T64"> 的 某一特定點</text:span>。</text:p>
                            </text:list-item>
                            <text:list-item>
                              <text:p text:style-name="P102"><text:span text:style-name="T127">（現象的）本質 變化 </text:span><text:span text:style-name="T145">↔</text:span><text:span text:style-name="T131"> </text:span><text:span text:style-name="T66">x</text:span><text:span text:style-name="T19">曲線</text:span><text:span text:style-name="T66">、</text:span><text:span text:style-name="T68">g</text:span><text:span text:style-name="T64">(</text:span><text:span text:style-name="T68">z</text:span><text:span text:style-name="T64">)</text:span><text:span text:style-name="T19">曲線</text:span><text:span text:style-name="T64"> 的 某一特定點的 變化</text:span>。</text:p>
                            </text:list-item>
                            <text:list-item>
                              <text:p text:style-name="P102"><text:span text:style-name="T127">（現象的）本質</text:span>的 變量、變因、變化因子<text:span text:style-name="T127"> </text:span><text:span text:style-name="T145">↔</text:span><text:span text:style-name="T131"> </text:span><text:span text:style-name="T66">z</text:span>。</text:p>
                            </text:list-item>
                          </text:list>
                        </text:list-item>
                        <text:list-item>
                          <text:p text:style-name="P102">假定，<text:span text:style-name="T68">g</text:span><text:span text:style-name="T19">(</text:span><text:span text:style-name="T68">z</text:span><text:span text:style-name="T19">) = </text:span><text:span text:style-name="T68">d</text:span><text:span text:style-name="T63"> * </text:span><text:span text:style-name="T68">z</text:span><text:span text:style-name="T63"> + </text:span><text:span text:style-name="T68">e</text:span>。</text:p>
                          <text:list>
                            <text:list-item>
                              <text:p text:style-name="P75">（現象背後的 本質背後的）本質 <text:span text:style-name="T145">↔</text:span><text:span text:style-name="T131"> </text:span><text:span text:style-name="T68">d</text:span><text:span text:style-name="T63"> * </text:span><text:span text:style-name="T68">z</text:span><text:span text:style-name="T63"> + </text:span><text:span text:style-name="T68">e</text:span>。</text:p>
                              <text:list>
                                <text:list-item>
                                  <text:p text:style-name="P75">第<text:span text:style-name="T70">2</text:span>層本質 是 （現象背後的 本質背後的）本質。</text:p>
                                </text:list-item>
                              </text:list>
                            </text:list-item>
                            <text:list-item>
                              <text:p text:style-name="P75"><text:span text:style-name="T74">x</text:span><text:span text:style-name="T71"> 是 </text:span>（現象背後的 本質背後的）本質的 現象。</text:p>
                              <text:list>
                                <text:list-item>
                                  <text:p text:style-name="P75"><text:span text:style-name="T68">g</text:span><text:span text:style-name="T71">(</text:span><text:span text:style-name="T68">z</text:span><text:span text:style-name="T71">) 是 </text:span>（現象背後的 本質背後的）本質的 現象。</text:p>
                                </text:list-item>
                              </text:list>
                            </text:list-item>
                            <text:list-item>
                              <text:p text:style-name="P75">明顯例子，感測、記錄、好奇、觀察、驗證、拆解、組裝 函數的 現象、本質。</text:p>
                            </text:list-item>
                            <text:list-item>
                              <text:p text:style-name="P75">明顯例子，某一特定個體 有機率 感測、記錄、好奇、拆解、組裝、拓展 現象。</text:p>
                              <text:list>
                                <text:list-item>
                                  <text:p text:style-name="P188">該個體 有機率 感測、記錄、好奇 g(z)。</text:p>
                                </text:list-item>
                              </text:list>
                            </text:list-item>
                            <text:list-item>
                              <text:p text:style-name="P75">明顯例子，某一特定個體 有機率 感測、記錄、好奇、拆解、組裝、拓展 本質。</text:p>
                              <text:list>
                                <text:list-item>
                                  <text:p text:style-name="P188">該個體 有機率 感測、記錄、好奇（d * z + e）。</text:p>
                                </text:list-item>
                                <text:list-item>
                                  <text:p text:style-name="P188">該個體 有機率 感測、記錄、好奇、拆解出（d * z）。</text:p>
                                  <text:list>
                                    <text:list-item>
                                      <text:p text:style-name="P75">拆解<text:span text:style-name="T151">出</text:span> 的 明顯例子，學習<text:span text:style-name="T151">，各種 電路</text:span>元件、<text:span text:style-name="T151">經常使用的簡易電路</text:span>架構。</text:p>
                                      <text:list>
                                        <text:list-item>
                                          <text:p text:style-name="P188">（相關描述 在 <text:span text:style-name="T154">新生之書</text:span>的 <text:span text:style-name="T154">_</text:span> 文件群的 <text:span text:style-name="T154">數學</text:span> 的 <text:span text:style-name="T154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88">該個體 有機率 感測、記錄、好奇、組裝出、拓展出<text:span text:style-name="T19">（d / z）</text:span>。</text:p>
                                </text:list-item>
                                <text:list-item>
                                  <text:p text:style-name="P188">該個體 有機率 感測、記錄、好奇、拆解出<text:span text:style-name="T19"> z</text:span>。</text:p>
                                </text:list-item>
                                <text:list-item>
                                  <text:p text:style-name="P188">該個體 有機率 感測、記錄、好奇、拆解出 <text:span text:style-name="T19">e</text:span>。</text:p>
                                </text:list-item>
                                <text:list-item>
                                  <text:p text:style-name="P188">該個體 有機率 感測、記錄、好奇、組裝出、拓展出（<text:span text:style-name="T19">z + e</text:span>）。</text:p>
                                </text:list-item>
                                <text:list-item>
                                  <text:p text:style-name="P188">該個體 有機率 感測、記錄、好奇、組裝出、拓展出<text:span text:style-name="T19">（z–e</text:span>）。</text:p>
                                </text:list-item>
                                <text:list-item>
                                  <text:p text:style-name="P188">該個體 有機率 感測、記錄、好奇、組裝出、拓展出（<text:span text:style-name="T19">z</text:span><text:span text:style-name="T132">e</text:span>）。</text:p>
                                </text:list-item>
                                <text:list-item>
                                  <text:p text:style-name="P188">該個體 有機率 感測、記錄、好奇、組裝出、拓展出（<text:span text:style-name="T19">d</text:span><text:span text:style-name="T113">2</text:span><text:span text:style-name="T19"> * z + e</text:span><text:span text:style-name="T117">3</text:span>）。</text:p>
                                </text:list-item>
                                <text:list-item>
                                  <text:p text:style-name="P188">該個體 有機率 感測、記錄、好奇、組裝出、拓展出（<text:span text:style-name="T19">d</text:span><text:span text:style-name="T113">2</text:span><text:span text:style-name="T19">*z</text:span><text:span text:style-name="T132">2</text:span><text:span text:style-name="T19"> + e</text:span><text:span text:style-name="T113">2</text:span><text:span text:style-name="T19">*z + e</text:span><text:span text:style-name="T113">3</text:span>）。</text:p>
                                </text:list-item>
                                <text:list-item>
                                  <text:p text:style-name="P188">該個體 有機率 感測、記錄、好奇、組裝出、拓展出（<text:span text:style-name="T19">d</text:span><text:span text:style-name="T113">2</text:span><text:span text:style-name="T19"> * z + x / y</text:span>）。</text:p>
                                  <text:list>
                                    <text:list-item>
                                      <text:p text:style-name="P75">組裝<text:span text:style-name="T151">出</text:span>、拓展<text:span text:style-name="T151">出 </text:span>的 明顯例子，創造 <text:span text:style-name="T151">數學</text:span>工具。</text:p>
                                      <text:list>
                                        <text:list-item>
                                          <text:p text:style-name="P188">（相關描述 在 <text:span text:style-name="T154">新生之書</text:span>的 <text:span text:style-name="T154">_</text:span> 文件群的 <text:span text:style-name="T154">數學</text:span> 的 <text:span text:style-name="T154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5">抽象例子，第<text:span text:style-name="T73">i</text:span>層本質 是（現象背後的（<text:span text:style-name="T19">本質背後的）</text:span><text:span text:style-name="T132">(</text:span><text:span text:style-name="T135">i</text:span><text:span text:style-name="T134">-1</text:span><text:span text:style-name="T132">)</text:span>）本質 <text:span text:style-name="T145">↔</text:span><text:span text:style-name="T66"> </text:span><text:span text:style-name="T85">y</text:span><text:span text:style-name="T116">i</text:span>。</text:p>
                      <text:list>
                        <text:list-item>
                          <text:p text:style-name="P75"><text:span text:style-name="T142">假定，</text:span><text:span text:style-name="T64">y</text:span><text:span text:style-name="T116">i</text:span><text:span text:style-name="T71"> = </text:span><text:span text:style-name="T64">f</text:span><text:span text:style-name="T116">i</text:span><text:span text:style-name="T64">(x</text:span><text:span text:style-name="T116">i</text:span><text:span text:style-name="T64">)</text:span>。</text:p>
                        </text:list-item>
                        <text:list-item>
                          <text:p text:style-name="P75">假定，<text:span text:style-name="T73">i</text:span><text:span text:style-name="T72"> &gt; 0</text:span><text:span text:style-name="T144">。</text:span></text:p>
                          <text:list>
                            <text:list-item>
                              <text:p text:style-name="P75">第<text:span text:style-name="T73">i</text:span>層本質 是（現象的（<text:span text:style-name="T19">本質的）</text:span><text:span text:style-name="T132">(</text:span><text:span text:style-name="T135">i</text:span><text:span text:style-name="T134">-1</text:span><text:span text:style-name="T132">)</text:span>）本質。</text:p>
                              <text:list>
                                <text:list-item>
                                  <text:p text:style-name="P75">第<text:span text:style-name="T73">i</text:span>層本質 存在 <text:span text:style-name="T145">↔</text:span><text:span text:style-name="T66"> </text:span><text:span text:style-name="T85">y</text:span><text:span text:style-name="T116">i</text:span><text:span text:style-name="T118">+</text:span><text:span text:style-name="T120">+</text:span><text:span text:style-name="T71">曲線（幾何、形狀、線上）</text:span><text:span text:style-name="T64">的 某一特定點</text:span>。</text:p>
                                </text:list-item>
                                <text:list-item>
                                  <text:p text:style-name="P75">第<text:span text:style-name="T73">i</text:span>層本質 變化 <text:span text:style-name="T145">↔</text:span><text:span text:style-name="T64"> 某一特定點（沿著、遵循著 </text:span><text:span text:style-name="T85">y</text:span><text:span text:style-name="T116">i</text:span><text:span text:style-name="T118">+</text:span><text:span text:style-name="T120">+</text:span><text:span text:style-name="T71">曲線 幾何）</text:span><text:span text:style-name="T64">的 變化</text:span>。</text:p>
                                  <text:list>
                                    <text:list-item>
                                      <text:p text:style-name="P75"><text:span text:style-name="T85">抽象例子，y</text:span><text:span text:style-name="T116">i</text:span><text:span text:style-name="T19"> </text:span><text:span text:style-name="T145">↔</text:span><text:span text:style-name="T66"> </text:span><text:span text:style-name="T63">x</text:span><text:span text:style-name="T85">。</text:span></text:p>
                                    </text:list-item>
                                    <text:list-item>
                                      <text:p text:style-name="P75"><text:span text:style-name="T85">抽象例子，y</text:span><text:span text:style-name="T116">i</text:span><text:span text:style-name="T71">曲線</text:span> <text:span text:style-name="T145">↔</text:span><text:span text:style-name="T131"> </text:span><text:span text:style-name="T63">a * x</text:span><text:span text:style-name="T133">2</text:span><text:span text:style-name="T63"> + b * x + c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75">第<text:span text:style-name="T73">i</text:span>層本質的 <text:span text:style-name="T142">變量</text:span> <text:span text:style-name="T145">↔</text:span><text:span text:style-name="T66"> </text:span><text:span text:style-name="T85">y</text:span><text:span text:style-name="T116">i</text:span><text:span text:style-name="T118">+</text:span><text:span text:style-name="T121">2</text:span>。</text:p>
                                </text:list-item>
                              </text:list>
                            </text:list-item>
                            <text:list-item>
                              <text:p text:style-name="P75"><text:span text:style-name="T85">y</text:span><text:span text:style-name="T116">i</text:span><text:span text:style-name="T71"> 是 </text:span><text:span text:style-name="T85">y</text:span><text:span text:style-name="T116">i</text:span><text:span text:style-name="T118">+</text:span><text:span text:style-name="T119">1</text:span><text:span text:style-name="T71">曲線的 單一現象、瞬間現象、當下現象</text:span>。</text:p>
                              <text:list>
                                <text:list-item>
                                  <text:p text:style-name="P75"><text:span text:style-name="T85">y</text:span><text:span text:style-name="T116">i</text:span><text:span text:style-name="T71"> 是 </text:span><text:span text:style-name="T85">y</text:span><text:span text:style-name="T116">i</text:span><text:span text:style-name="T118">-</text:span><text:span text:style-name="T119">1</text:span><text:span text:style-name="T71">曲線的 單一本質、瞬間本質、當下本質</text:span>。</text:p>
                                </text:list-item>
                              </text:list>
                            </text:list-item>
                            <text:list-item>
                              <text:p text:style-name="P75"><text:span text:style-name="T85">y</text:span><text:span text:style-name="T116">i</text:span><text:span text:style-name="T71">曲線 是 </text:span><text:span text:style-name="T85">y</text:span><text:span text:style-name="T116">i</text:span><text:span text:style-name="T118">+</text:span><text:span text:style-name="T119">1</text:span><text:span text:style-name="T71">曲線的 整體現象、可能性現象</text:span>。</text:p>
                              <text:list>
                                <text:list-item>
                                  <text:p text:style-name="P75"><text:span text:style-name="T85">y</text:span><text:span text:style-name="T116">i</text:span><text:span text:style-name="T71">曲線 是 </text:span><text:span text:style-name="T85">y</text:span><text:span text:style-name="T116">i</text:span><text:span text:style-name="T118">-</text:span><text:span text:style-name="T119">1</text:span><text:span text:style-name="T71">曲線的 整體本質、可能性本質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6">明顯例子，<text:span text:style-name="T172">物</text:span><text:span text:style-name="T71">體</text:span>（影子、存在<text:span text:style-name="T19">）</text:span><text:span text:style-name="T145">↔</text:span><text:span text:style-name="T131"> </text:span>函數。</text:p>
              <text:list>
                <text:list-item>
                  <text:p text:style-name="P77">存在 投影出 影子。</text:p>
                  <text:list>
                    <text:list-item>
                      <text:p text:style-name="P78">光 照射<text:span text:style-name="T71">（</text:span><text:span text:style-name="T172">物</text:span><text:span text:style-name="T71">體的）</text:span>存在 →<text:span text:style-name="T71">（</text:span><text:span text:style-name="T172">物</text:span><text:span text:style-name="T71">體的）</text:span>存在 投影出<text:span text:style-name="T71">（</text:span><text:span text:style-name="T172">物</text:span><text:span text:style-name="T71">體的）</text:span>影子。</text:p>
                    </text:list-item>
                    <text:list-item>
                      <text:p text:style-name="P190">光 照射<text:span text:style-name="T71">（</text:span><text:span text:style-name="T172">物</text:span><text:span text:style-name="T71">體 </text:span><text:span text:style-name="T86">以外</text:span><text:span text:style-name="T71">的）</text:span>存在 →<text:span text:style-name="T71">（其他</text:span><text:span text:style-name="T172">物</text:span><text:span text:style-name="T71">體的）</text:span>存在 投影出<text:span text:style-name="T71">（</text:span><text:span text:style-name="T172">物</text:span><text:span text:style-name="T71">體 </text:span><text:span text:style-name="T86">以外</text:span><text:span text:style-name="T71">的）</text:span>影子。</text:p>
                    </text:list-item>
                    <text:list-item>
                      <text:p text:style-name="P190">光 照射 <text:span text:style-name="T86">&lt;?</text:span><text:span text:style-name="T88">a</text:span><text:span text:style-name="T87">&gt;</text:span><text:span text:style-name="T86">真空</text:span> →<text:span text:style-name="T71">（</text:span><text:span text:style-name="T172">物</text:span><text:span text:style-name="T71">體、其他</text:span><text:span text:style-name="T172">物</text:span><text:span text:style-name="T71">體</text:span><text:span text:style-name="T86"> </text:span><text:span text:style-name="T71">的）不</text:span>存在 投影出 <text:span text:style-name="T71">亮光處</text:span>。</text:p>
                    </text:list-item>
                  </text:list>
                </text:list-item>
                <text:list-item>
                  <text:p text:style-name="P79"><text:span text:style-name="T71">牆壁 顯現（</text:span><text:span text:style-name="T172">物</text:span><text:span text:style-name="T71">體的）</text:span>影子 →<text:span text:style-name="T71">（</text:span><text:span text:style-name="T172">物</text:span><text:span text:style-name="T71">體的）</text:span>影子 輪廓出<text:span text:style-name="T71">（</text:span><text:span text:style-name="T172">物</text:span><text:span text:style-name="T71">體的）</text:span>存在。</text:p>
                </text:list-item>
                <text:list-item>
                  <text:p text:style-name="P80"><text:span text:style-name="T172">物</text:span><text:span text:style-name="T71">體</text:span>（影子、存在<text:span text:style-name="T19">）</text:span>。</text:p>
                  <text:list>
                    <text:list-item>
                      <text:p text:style-name="P81">影子。</text:p>
                      <text:list>
                        <text:list-item>
                          <text:p text:style-name="P82">影子<text:span text:style-name="T131"> </text:span><text:span text:style-name="T145">↔</text:span><text:span text:style-name="T131"> </text:span>現象、<text:span text:style-name="T71">（</text:span><text:span text:style-name="T172">亞里斯多德 認定的）感覺、表象</text:span>。</text:p>
                          <text:list>
                            <text:list-item>
                              <text:p text:style-name="P191">（現象 的 相關描述在 <text:span text:style-name="T154">世界學</text:span> 文件群的 <text:span text:style-name="T154">函數</text:span>的 <text:span text:style-name="T154">明顯例子，世界（現象、本質）</text:span><text:span text:style-name="T150">↔</text:span><text:span text:style-name="T157"> </text:span><text:span text:style-name="T154">函數</text:span>）</text:p>
                            </text:list-item>
                          </text:list>
                        </text:list-item>
                        <text:list-item>
                          <text:p text:style-name="P83">影子<text:span text:style-name="T71">的 </text:span>影子。</text:p>
                          <text:list>
                            <text:list-item>
                              <text:p text:style-name="P192">明顯例子，影子<text:span text:style-name="T71">的 </text:span>影子<text:span text:style-name="T71">的 </text:span>影子<text:span text:style-name="T71">的 </text:span>影子<text:span text:style-name="T71">的 </text:span>影子<text:span text:style-name="T71">的 </text:span>影子<text:span text:style-name="T71">的 </text:span>影子<text:span text:style-name="T71">的 </text:span>影子<text:span text:style-name="T71">的 </text:span>影子。</text:p>
                            </text:list-item>
                          </text:list>
                        </text:list-item>
                        <text:list-item>
                          <text:p text:style-name="P83">影子<text:span text:style-name="T71">的 </text:span>存在。</text:p>
                        </text:list-item>
                      </text:list>
                    </text:list-item>
                    <text:list-item>
                      <text:p text:style-name="P81">存在。</text:p>
                      <text:list>
                        <text:list-item>
                          <text:p text:style-name="P84">存在<text:span text:style-name="T131"> </text:span><text:span text:style-name="T145">↔</text:span><text:span text:style-name="T131"> </text:span>本質、<text:span text:style-name="T71">（</text:span><text:span text:style-name="T172">亞里斯多德 認定的）</text:span>背後的原因。</text:p>
                          <text:list>
                            <text:list-item>
                              <text:p text:style-name="P191">（本質 的 相關描述在 <text:span text:style-name="T154">世界學</text:span> 文件群的 <text:span text:style-name="T154">函數</text:span>的 <text:span text:style-name="T154">明顯例子，世界（現象、本質）</text:span><text:span text:style-name="T150">↔</text:span><text:span text:style-name="T157"> </text:span><text:span text:style-name="T154">函數</text:span>）</text:p>
                            </text:list-item>
                          </text:list>
                        </text:list-item>
                        <text:list-item>
                          <text:p text:style-name="P83">存在<text:span text:style-name="T71">的 </text:span>影子。</text:p>
                        </text:list-item>
                        <text:list-item>
                          <text:p text:style-name="P83">存在<text:span text:style-name="T71">的 </text:span>存在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5"><text:bookmark-start text:name="速度"/>速度<text:bookmark-end text:name="速度"/></text:p>
          <text:list>
            <text:list-item>
              <text:p text:style-name="P85">明顯例子，假定，某一特定個體 是 位移個體。</text:p>
              <text:list>
                <text:list-item>
                  <text:p text:style-name="P85">該個體 生存、生活 在 位移世界 當中。</text:p>
                  <text:list>
                    <text:list-item>
                      <text:p text:style-name="P85">該個體 以 位移 為 坐標系零點。</text:p>
                    </text:list-item>
                    <text:list-item>
                      <text:p text:style-name="P86">位移世界 <text:span text:style-name="T174">↔</text:span><text:span text:style-name="T173"> </text:span><text:span text:style-name="T91">路徑型真實世界</text:span>。</text:p>
                      <text:list>
                        <text:list-item>
                          <text:p text:style-name="P86">該個體 有機率認定，（自己<text:span text:style-name="T93">）</text:span>生存、生活 在 位移世界、<text:span text:style-name="T91">路徑型真實世界</text:span>。</text:p>
                        </text:list-item>
                        <text:list-item>
                          <text:p text:style-name="P86">該個體 有機率不知道，（自己<text:span text:style-name="T93">）</text:span>生存、生活 在 位移世界、<text:span text:style-name="T91">路徑型真實世界</text:span>。</text:p>
                        </text:list-item>
                        <text:list-item>
                          <text:p text:style-name="P194">（<text:span text:style-name="T91">路徑型真實世界 的相關描述在 </text:span><text:span text:style-name="T92">新生之書</text:span><text:span text:style-name="T91">的 </text:span><text:span text:style-name="T92">_</text:span><text:span text:style-name="T91"> 文件群的 </text:span><text:span text:style-name="T92">有機率（正在、試圖）監視、控制 的 勢力、存在、個體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85">該個體 有機率認定 位移 是 位移、尺寸、空間。</text:p>
                  <text:list>
                    <text:list-item>
                      <text:p text:style-name="P87">對於 該個體 來說，位移 是 位移、尺寸、空間。</text:p>
                    </text:list-item>
                  </text:list>
                </text:list-item>
                <text:list-item>
                  <text:p text:style-name="P85">該個體 有機率認定 速度 是 速度。</text:p>
                </text:list-item>
                <text:list-item>
                  <text:p text:style-name="P85">該個體 有機率認定 位移變化的間隔、速度的間隔 是 時間。</text:p>
                </text:list-item>
                <text:list-item>
                  <text:p text:style-name="P85">假定，其他個體 在做 等位移運動、速度等於零的運動。</text:p>
                  <text:list>
                    <text:list-item>
                      <text:p text:style-name="P85">該個體 有機率認定，其他個體 在做 靜止運動。</text:p>
                    </text:list-item>
                  </text:list>
                </text:list-item>
                <text:list-item>
                  <text:p text:style-name="P85">假定，其他個體 在做 等速度運動。</text:p>
                  <text:list>
                    <text:list-item>
                      <text:p text:style-name="P85">該個體 有機率認定，其他個體 在做 慣性運動、等速度運動。</text:p>
                    </text:list-item>
                  </text:list>
                </text:list-item>
              </text:list>
            </text:list-item>
            <text:list-item>
              <text:p text:style-name="P83">明顯例子，假定，某一特定個體 是 速度個體。</text:p>
              <text:list>
                <text:list-item>
                  <text:p text:style-name="P88">該個體 生存、生活 在 速度世界 當中。</text:p>
                  <text:list>
                    <text:list-item>
                      <text:p text:style-name="P89">該個體 以 速度 為 坐標系零點。</text:p>
                    </text:list-item>
                    <text:list-item>
                      <text:p text:style-name="P90">速度世界 <text:span text:style-name="T174">↔</text:span><text:span text:style-name="T173"> 路徑微分</text:span><text:span text:style-name="T94">1</text:span><text:span text:style-name="T173">次</text:span><text:span text:style-name="T91">型真實世界</text:span>。</text:p>
                      <text:list>
                        <text:list-item>
                          <text:p text:style-name="P86">該個體 有機率認定，（自己<text:span text:style-name="T93">）</text:span>生存、生活 在 位移世界、<text:span text:style-name="T91">路徑型真實世界</text:span>。</text:p>
                        </text:list-item>
                        <text:list-item>
                          <text:p text:style-name="P86">該個體 有機率不知道，（自己<text:span text:style-name="T93">）</text:span>生存、生活 在 速度世界、<text:span text:style-name="T173">路徑微分</text:span><text:span text:style-name="T94">1</text:span><text:span text:style-name="T173">次</text:span><text:span text:style-name="T91">型真實世界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83">該個體 有機率認定 速度 是 位移、尺寸、空間。</text:p>
                  <text:list>
                    <text:list-item>
                      <text:p text:style-name="P87">對於 該個體 來說，速度 是 位移、尺寸、空間。</text:p>
                    </text:list-item>
                  </text:list>
                </text:list-item>
                <text:list-item>
                  <text:p text:style-name="P83">該個體 有機率認定 加速度 是 速度。</text:p>
                </text:list-item>
                <text:list-item>
                  <text:p text:style-name="P91">該個體 有機率認定 速度變化的間隔、加速度的間隔 是 時間。</text:p>
                </text:list-item>
                <text:list-item>
                  <text:p text:style-name="P91">假定，其他個體 在做 等速度運動、加速度等於零的運動。</text:p>
                  <text:list>
                    <text:list-item>
                      <text:p text:style-name="P91">該個體 有機率認定，其他個體 在做 靜止運動。</text:p>
                    </text:list-item>
                  </text:list>
                </text:list-item>
                <text:list-item>
                  <text:p text:style-name="P83">假定，其他個體 在做 等加速度運動。</text:p>
                  <text:list>
                    <text:list-item>
                      <text:p text:style-name="P83">該個體 有機率認定，其他個體 在做 慣性運動、等速度運動。</text:p>
                    </text:list-item>
                  </text:list>
                </text:list-item>
              </text:list>
            </text:list-item>
            <text:list-item>
              <text:p text:style-name="P92">明顯例子，假定，某一特定個體 是（<text:span text:style-name="T30">S</text:span><text:span text:style-name="T139">a</text:span><text:span text:style-name="T30"> / </text:span><text:span text:style-name="T44">t</text:span><text:span text:style-name="T139">b</text:span><text:span text:style-name="T44">）個體</text:span>。</text:p>
              <text:list>
                <text:list-item>
                  <text:p text:style-name="P93">該個體 生存、生活 在（<text:span text:style-name="T30">S</text:span><text:span text:style-name="T139">a</text:span><text:span text:style-name="T30"> / </text:span><text:span text:style-name="T44">t</text:span><text:span text:style-name="T139">b</text:span><text:span text:style-name="T44">）</text:span>世界 當中。</text:p>
                  <text:list>
                    <text:list-item>
                      <text:p text:style-name="P93">該個體 以（<text:span text:style-name="T30">S</text:span><text:span text:style-name="T139">a</text:span><text:span text:style-name="T30"> / </text:span><text:span text:style-name="T44">t</text:span><text:span text:style-name="T139">b</text:span><text:span text:style-name="T44">）</text:span>為 坐標系零點。</text:p>
                      <text:list>
                        <text:list-item>
                          <text:p text:style-name="P103"><text:span text:style-name="T90">a、b</text:span><text:span text:style-name="T19"> </text:span>是 某一特定數值。</text:p>
                        </text:list-item>
                      </text:list>
                    </text:list-item>
                    <text:list-item>
                      <text:p text:style-name="P104"><text:span text:style-name="T127">（</text:span><text:span text:style-name="T26">S</text:span><text:span text:style-name="T141">a</text:span><text:span text:style-name="T26"> / </text:span><text:span text:style-name="T93">t</text:span><text:span text:style-name="T141">b</text:span><text:span text:style-name="T93">）</text:span><text:span text:style-name="T127">世界 </text:span><text:span text:style-name="T174">↔</text:span><text:span text:style-name="T173"> 路徑積分</text:span><text:span text:style-name="T94">(</text:span><text:span text:style-name="T95">a</text:span><text:span text:style-name="T94">/</text:span><text:span text:style-name="T95">b</text:span><text:span text:style-name="T94">)</text:span><text:span text:style-name="T173">次</text:span><text:span text:style-name="T91">型真實世界</text:span>。</text:p>
                      <text:list>
                        <text:list-item>
                          <text:p text:style-name="P94">該個體 有機率認定，（自己<text:span text:style-name="T93">）</text:span>生存、生活 在 位移世界、<text:span text:style-name="T91">路徑型真實世界</text:span>。</text:p>
                        </text:list-item>
                        <text:list-item>
                          <text:p text:style-name="P94">該個體 有機率不知道，（自己<text:span text:style-name="T93">）</text:span>生存、生活 在（<text:span text:style-name="T19">S</text:span><text:span text:style-name="T141">a</text:span><text:span text:style-name="T19"> / </text:span><text:span text:style-name="T93">t</text:span><text:span text:style-name="T141">b</text:span><text:span text:style-name="T93">）</text:span>世界。</text:p>
                        </text:list-item>
                        <text:list-item>
                          <text:p text:style-name="P95">該個體 有機率不知道，（自己<text:span text:style-name="T93">）</text:span>生存、生活 在 <text:span text:style-name="T173">路徑積分</text:span><text:span text:style-name="T94">(</text:span><text:span text:style-name="T95">a</text:span><text:span text:style-name="T94">/</text:span><text:span text:style-name="T95">b</text:span><text:span text:style-name="T94">)</text:span><text:span text:style-name="T173">次</text:span><text:span text:style-name="T91">型真實世界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93">該個體 有機率認定（<text:span text:style-name="T30">S</text:span><text:span text:style-name="T139">a</text:span><text:span text:style-name="T30"> / </text:span><text:span text:style-name="T44">t</text:span><text:span text:style-name="T139">b</text:span><text:span text:style-name="T44">）</text:span>是 位移、尺寸、空間。</text:p>
                  <text:list>
                    <text:list-item>
                      <text:p text:style-name="P93">對於 該個體 來說，（<text:span text:style-name="T30">S</text:span><text:span text:style-name="T139">a</text:span><text:span text:style-name="T30"> / </text:span><text:span text:style-name="T44">t</text:span><text:span text:style-name="T139">b</text:span><text:span text:style-name="T44">）</text:span>是 位移、尺寸、空間。</text:p>
                    </text:list-item>
                  </text:list>
                </text:list-item>
                <text:list-item>
                  <text:p text:style-name="P96">該個體 有機率認定（<text:span text:style-name="T30">S</text:span><text:span text:style-name="T139">a</text:span><text:span text:style-name="T30"> / </text:span><text:span text:style-name="T44">t</text:span><text:span text:style-name="T140">b</text:span><text:span text:style-name="T136">+</text:span><text:span text:style-name="T137">1</text:span><text:span text:style-name="T44">）</text:span>是 速度。</text:p>
                  <text:list>
                    <text:list-item>
                      <text:p text:style-name="P96">該個體 有機率認定（<text:span text:style-name="T30">S</text:span><text:span text:style-name="T139">a</text:span><text:span text:style-name="T30"> / </text:span><text:span text:style-name="T44">t</text:span><text:span text:style-name="T140">b</text:span><text:span text:style-name="T136">+</text:span><text:span text:style-name="T138">2</text:span><text:span text:style-name="T44">）</text:span>是 加速度。</text:p>
                    </text:list-item>
                  </text:list>
                </text:list-item>
                <text:list-item>
                  <text:p text:style-name="P96">該個體 有機率認定（<text:span text:style-name="T30">S</text:span><text:span text:style-name="T139">a</text:span><text:span text:style-name="T30"> / </text:span><text:span text:style-name="T44">t</text:span><text:span text:style-name="T139">b</text:span><text:span text:style-name="T44">）</text:span>變化的間隔、（<text:span text:style-name="T30">S</text:span><text:span text:style-name="T139">a</text:span><text:span text:style-name="T30"> / </text:span><text:span text:style-name="T44">t</text:span><text:span text:style-name="T140">b</text:span><text:span text:style-name="T136">+</text:span><text:span text:style-name="T137">1</text:span><text:span text:style-name="T44">）</text:span>的間隔 是 時間。</text:p>
                </text:list-item>
                <text:list-item>
                  <text:p text:style-name="P96">假定，其他個體 在做 等（<text:span text:style-name="T30">S</text:span><text:span text:style-name="T139">a</text:span><text:span text:style-name="T30"> / </text:span><text:span text:style-name="T44">t</text:span><text:span text:style-name="T139">b</text:span><text:span text:style-name="T44">）</text:span>運動、（<text:span text:style-name="T30">S</text:span><text:span text:style-name="T139">a</text:span><text:span text:style-name="T30"> / </text:span><text:span text:style-name="T44">t</text:span><text:span text:style-name="T140">b</text:span><text:span text:style-name="T136">+</text:span><text:span text:style-name="T137">1</text:span><text:span text:style-name="T44">）</text:span>等於零的運動。</text:p>
                  <text:list>
                    <text:list-item>
                      <text:p text:style-name="P97">該個體 有機率認定，其他個體 在做 靜止運動。</text:p>
                    </text:list-item>
                  </text:list>
                </text:list-item>
                <text:list-item>
                  <text:p text:style-name="P96">假定，其他個體 在做 等（<text:span text:style-name="T30">S</text:span><text:span text:style-name="T139">a</text:span><text:span text:style-name="T30"> / </text:span><text:span text:style-name="T44">t</text:span><text:span text:style-name="T140">b</text:span><text:span text:style-name="T136">+</text:span><text:span text:style-name="T137">1</text:span><text:span text:style-name="T44">）</text:span>運動。</text:p>
                  <text:list>
                    <text:list-item>
                      <text:p text:style-name="P93">該個體 有機率認定，其他個體 在做 慣性運動、等（<text:span text:style-name="T30">S</text:span><text:span text:style-name="T139">a</text:span><text:span text:style-name="T30"> / </text:span><text:span text:style-name="T44">t</text:span><text:span text:style-name="T139">b</text:span><text:span text:style-name="T44">）</text:span>運動。</text:p>
                    </text:list-item>
                  </text:list>
                </text:list-item>
                <text:list-item>
                  <text:p text:style-name="P93">該個體 有機率，從（<text:span text:style-name="T30">S</text:span><text:span text:style-name="T139">a</text:span><text:span text:style-name="T30"> / </text:span><text:span text:style-name="T44">t</text:span><text:span text:style-name="T139">b</text:span><text:span text:style-name="T44">）個體 變成</text:span>（<text:span text:style-name="T30">S</text:span><text:span text:style-name="T139">c</text:span><text:span text:style-name="T30"> / </text:span><text:span text:style-name="T44">t</text:span><text:span text:style-name="T139">d</text:span><text:span text:style-name="T44">）個體</text:span>。</text:p>
                  <text:list>
                    <text:list-item>
                      <text:p text:style-name="P105"><text:span text:style-name="T89">c、d</text:span><text:span text:style-name="T19"> </text:span>是 某一特定數值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bookmark-start text:name="距離"/>距離<text:bookmark-end text:name="距離"/></text:p>
          <text:list>
            <text:list-item>
              <text:p text:style-name="P106">尺度 <text:span text:style-name="T175">↔</text:span><text:span text:style-name="T177"> 存在、變化</text:span><text:span text:style-name="T152">、</text:span><text:span text:style-name="T151">存在的影子、存在的存在、存在的變化</text:span><text:span text:style-name="T152">、變化的影子</text:span><text:span text:style-name="T151">、</text:span><text:span text:style-name="T152">變化的存在</text:span>。</text:p>
            </text:list-item>
            <text:list-item>
              <text:p text:style-name="P12">距離 越遠，尺度 越小。</text:p>
              <text:list>
                <text:list-item>
                  <text:p text:style-name="P107">明顯例子，第一個個體 距離 第二個個體 越遠。</text:p>
                  <text:list>
                    <text:list-item>
                      <text:p text:style-name="P107">對於 第一個個體 來說，第二個個體的<text:span text:style-name="T93"> </text:span><text:span text:style-name="T98">存在、變化</text:span> 越小。</text:p>
                      <text:list>
                        <text:list-item>
                          <text:p text:style-name="P108">以 第一個個體 為 坐標系零點，第二個個體的<text:span text:style-name="T93"> </text:span><text:span text:style-name="T98">存在、變化 </text:span>越小。</text:p>
                        </text:list-item>
                      </text:list>
                    </text:list-item>
                    <text:list-item>
                      <text:p text:style-name="P109">對於 第二個個體 來說，第二個個體的<text:span text:style-name="T93"> </text:span><text:span text:style-name="T98">存在、變化 正常</text:span>。<text:span text:style-name="T166">{對於（當下的）第二個個體 來說}</text:span></text:p>
                      <text:list>
                        <text:list-item>
                          <text:p text:style-name="P110">以 第二個個體 為 坐標系零點，第二個個體的<text:span text:style-name="T93"> </text:span><text:span text:style-name="T98">存在、變化 正常</text:span>。</text:p>
                          <text:list>
                            <text:list-item>
                              <text:p text:style-name="P111"><text:span text:style-name="T98">存在、變化 </text:span>正常 是 <text:span text:style-name="T98">存在、變化 </text:span>沒有變形、沒有扭曲、沒有失真。</text:p>
                            </text:list-item>
                            <text:list-item>
                              <text:p text:style-name="P111">原因很明顯<text:span text:style-name="T30">，</text:span><text:span text:style-name="T47">當下，</text:span>第二個個體、第二個<text:span text:style-name="T30">個體 之</text:span>間的 相對距離 不變、無法改變。</text:p>
                              <text:list>
                                <text:list-item>
                                  <text:p text:style-name="P112">假定，第二個個體 沒有 時空旅行、分裂、複製、融合、繁衍、分形、遞迴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3">抽象描述，假定，第二個個<text:span text:style-name="T30">體（本身）</text:span>沒有 變形。</text:p>
                          <text:list>
                            <text:list-item>
                              <text:p text:style-name="P113">明顯例子，第二個個<text:span text:style-name="T30">體(本身)</text:span>沒有 變形、分裂、複製、融合、繁衍、分形、遞迴。</text:p>
                              <text:list>
                                <text:list-item>
                                  <text:p text:style-name="P113">變形 的 明顯例子，變大、變寬、變鈍角。</text:p>
                                </text:list-item>
                                <text:list-item>
                                  <text:p text:style-name="P113">變化 的 明顯例子，變大、變寬、變鈍角、變亮、變熱、位移。</text:p>
                                </text:list-item>
                              </text:list>
                            </text:list-item>
                            <text:list-item>
                              <text:p text:style-name="P114">對於 第二個個體 來說，第二個個體的<text:span text:style-name="T93"> </text:span><text:span text:style-name="T98">存在、變化 正常</text:span>。</text:p>
                              <text:list>
                                <text:list-item>
                                  <text:p text:style-name="P115">以 第二個個體 為 坐標系零點，第二個個體的<text:span text:style-name="T93"> </text:span><text:span text:style-name="T98">存在、變化 正常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6">抽象描述，假定，第二個個<text:span text:style-name="T30">體（本身）</text:span>有 變形。</text:p>
                          <text:list>
                            <text:list-item>
                              <text:p text:style-name="P116">對於<text:span text:style-name="T30">(當下的)</text:span>第二個個體 來說，<text:span text:style-name="T30">(當下的)</text:span>第二個個體的<text:span text:style-name="T93"> </text:span><text:span text:style-name="T98">存在、變化 正常</text:span>。</text:p>
                            </text:list-item>
                            <text:list-item>
                              <text:p text:style-name="P116">以<text:span text:style-name="T30">(當下的)</text:span>第二個個體 為坐標系零點，<text:span text:style-name="T30">(當下的)</text:span>第二個個體的<text:span text:style-name="T93"> </text:span><text:span text:style-name="T98">存在、變化 正常</text:span>。</text:p>
                            </text:list-item>
                            <text:list-item>
                              <text:p text:style-name="P114">對於<text:span text:style-name="T30">(過去的)第二個個體 來說，(當下的)</text:span>第二個個體的<text:span text:style-name="T93"> </text:span><text:span text:style-name="T98">存在、變化 有機率變形</text:span>。</text:p>
                            </text:list-item>
                            <text:list-item>
                              <text:p text:style-name="P117"><text:span text:style-name="T30">以(過去的)第二個個體 為坐標系零點，(當下的)</text:span>第二個個體的<text:span text:style-name="T93"> </text:span><text:span text:style-name="T98">存在 有機率變形</text:span>。</text:p>
                            </text:list-item>
                            <text:list-item>
                              <text:p text:style-name="P117"><text:span text:style-name="T30">以(過去的)第二個個體 為坐標系零點，(當下的)</text:span>第二個個體的<text:span text:style-name="T93"> 變化</text:span><text:span text:style-name="T98"> 有機率變形</text:span>。</text:p>
                            </text:list-item>
                            <text:list-item>
                              <text:p text:style-name="P117">明顯例子，假定，在<text:span text:style-name="T100">10000</text:span><text:span text:style-name="T179">年前，</text:span>某一特定個體 待在 地球。</text:p>
                              <text:list>
                                <text:list-item>
                                  <text:p text:style-name="P117">假定，當下，該個體 待在 月球。</text:p>
                                </text:list-item>
                                <text:list-item>
                                  <text:p text:style-name="P118">對於 （<text:span text:style-name="T100">當下</text:span><text:span text:style-name="T179">的</text:span>）該個體 來說，（<text:span text:style-name="T100">當下</text:span><text:span text:style-name="T179">的</text:span>）該個體的 體重 沒有改變。</text:p>
                                </text:list-item>
                                <text:list-item>
                                  <text:p text:style-name="P119">對於 （<text:span text:style-name="T100">10000</text:span><text:span text:style-name="T179">年前的</text:span>）該個體 來說，（<text:span text:style-name="T100">當下</text:span><text:span text:style-name="T179">的</text:span>）該個體的 體重 有改變。</text:p>
                                </text:list-item>
                              </text:list>
                            </text:list-item>
                            <text:list-item>
                              <text:p text:style-name="P119">假定，過去的、當下的 時間差 無限趨近於零。</text:p>
                              <text:list>
                                <text:list-item>
                                  <text:p text:style-name="P120">對於<text:span text:style-name="T30">(過去的)第二個個體 來說，(當下的)</text:span>第二個個體的<text:span text:style-name="T98">存在 無限趨近於正常</text:span>。</text:p>
                                </text:list-item>
                                <text:list-item>
                                  <text:p text:style-name="P120">對於<text:span text:style-name="T30">(過去的)第二個個體 來說，(當下的)</text:span>第二個個體的變化<text:span text:style-name="T98"> 無限趨近於正常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1">明顯例子，第一個個體、第二個個體 之間的 相對</text:span>距離 越遠。</text:p>
                      <text:list>
                        <text:list-item>
                          <text:p text:style-name="P13"><text:span text:style-name="T1">對於 第一個個體 來說，第二個個體的</text:span><text:span text:style-name="T9"> </text:span><text:span text:style-name="T98">存在、變化</text:span> 越小。</text:p>
                          <text:list>
                            <text:list-item>
                              <text:p text:style-name="P121">以 第一個個體 為 坐標系零點，第二個個體的<text:span text:style-name="T93"> </text:span><text:span text:style-name="T98">存在、變化 正常</text:span>。</text:p>
                            </text:list-item>
                          </text:list>
                        </text:list-item>
                        <text:list-item>
                          <text:p text:style-name="P122">對於 第二個個體 來說，第二個個體的<text:span text:style-name="T93"> </text:span><text:span text:style-name="T98">存在、變化</text:span> 越小。</text:p>
                          <text:list>
                            <text:list-item>
                              <text:p text:style-name="P121">以 第二個個體 為 坐標系零點，第二個個體的<text:span text:style-name="T93"> </text:span><text:span text:style-name="T98">存在、變化 正常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3">明顯例子，距離 越遠，<text:span text:style-name="T98">存在</text:span><text:span text:style-name="T19"> </text:span>越小。</text:p>
              <text:list>
                <text:list-item>
                  <text:p text:style-name="P124">明顯例子，距離 越遠，<text:span text:style-name="T98">存在</text:span><text:span text:style-name="T19"> </text:span>越小。</text:p>
                  <text:list>
                    <text:list-item>
                      <text:p text:style-name="P125">明顯例子，第一個個體 距離 第二個個體 越遠。</text:p>
                      <text:list>
                        <text:list-item>
                          <text:p text:style-name="P125">對於 第一個個體 來說，第二個個體的<text:span text:style-name="T93"> </text:span>長度、佔據（畫面的）長度 越小。</text:p>
                        </text:list-item>
                        <text:list-item>
                          <text:p text:style-name="P126">以 第一個個體 為 坐標系零點，第二個個體的<text:span text:style-name="T93"> </text:span>長度、佔據（畫面的）長度 越小。</text:p>
                        </text:list-item>
                      </text:list>
                    </text:list-item>
                    <text:list-item>
                      <text:p text:style-name="P125">明顯例子，第一個個體 距離 第二個個體 越遠。</text:p>
                      <text:list>
                        <text:list-item>
                          <text:p text:style-name="P126">對於 第一個個體 來說，第二個個體的<text:span text:style-name="T93"> </text:span>面積、佔據（畫面的）面積 越小。</text:p>
                        </text:list-item>
                        <text:list-item>
                          <text:p text:style-name="P126">以 第一個個體 為 坐標系零點，第二個個體的<text:span text:style-name="T93"> </text:span>面積、佔據（畫面的）面積 越小。</text:p>
                        </text:list-item>
                      </text:list>
                    </text:list-item>
                    <text:list-item>
                      <text:p text:style-name="P107">明顯例子，第一個個體 距離 第二個個體 越遠。</text:p>
                      <text:list>
                        <text:list-item>
                          <text:p text:style-name="P127">對於 第一個個體 來說，第二個個體的<text:span text:style-name="T93"> </text:span><text:span text:style-name="T176">Π</text:span><text:span text:style-name="T97">(a</text:span><text:span text:style-name="T122">i</text:span><text:span text:style-name="T97">)</text:span> 越小。<text:span text:style-name="T165">{假定，第二個個體 是 長方個體}</text:span></text:p>
                        </text:list-item>
                        <text:list-item>
                          <text:p text:style-name="P128">以 第一個個體 為 坐標系零點，第二個個體的<text:span text:style-name="T93"> </text:span><text:span text:style-name="T176">Π</text:span><text:span text:style-name="T97">(a</text:span><text:span text:style-name="T122">i</text:span><text:span text:style-name="T97">)</text:span> <text:span text:style-name="T98"><text:s/></text:span>越小</text:p>
                        </text:list-item>
                      </text:list>
                    </text:list-item>
                    <text:list-item>
                      <text:p text:style-name="P128">明顯例子，第一個個體 距離 第二個個體 越遠。</text:p>
                      <text:list>
                        <text:list-item>
                          <text:p text:style-name="P128">對於 第一個個體 來說，第二個個體的<text:span text:style-name="T93"> </text:span><text:span text:style-name="T98">f(L</text:span><text:span text:style-name="T123">1</text:span><text:span text:style-name="T99">,…,L</text:span><text:span text:style-name="T123">n</text:span><text:span text:style-name="T98">)積分n次</text:span> 越小。</text:p>
                        </text:list-item>
                        <text:list-item>
                          <text:p text:style-name="P129">以 第一個個體 為 坐標系零點，第二個個體的<text:span text:style-name="T93"> </text:span><text:span text:style-name="T98">f(L</text:span><text:span text:style-name="T123">1</text:span><text:span text:style-name="T99">,…,L</text:span><text:span text:style-name="T123">n</text:span><text:span text:style-name="T98">)積分n次 </text:span>越小。</text:p>
                        </text:list-item>
                      </text:list>
                    </text:list-item>
                    <text:list-item>
                      <text:p text:style-name="P129">明顯例子，第一個個體 距離 第二個個體 越遠。</text:p>
                      <text:list>
                        <text:list-item>
                          <text:p text:style-name="P129">對於 第一個個體 來說，第二個個體的<text:span text:style-name="T93"> </text:span><text:span text:style-name="T98">f(L</text:span><text:span text:style-name="T123">1</text:span><text:span text:style-name="T99">,…,L</text:span><text:span text:style-name="T123">n</text:span><text:span text:style-name="T98">)微分n次</text:span> 越小。</text:p>
                        </text:list-item>
                        <text:list-item>
                          <text:p text:style-name="P123">以 第一個個體 為 坐標系零點，第二個個體的<text:span text:style-name="T93"> </text:span><text:span text:style-name="T98">f(L</text:span><text:span text:style-name="T123">1</text:span><text:span text:style-name="T99">,…,L</text:span><text:span text:style-name="T123">n</text:span><text:span text:style-name="T98">)微分n次 </text:span>越小。</text:p>
                        </text:list-item>
                      </text:list>
                    </text:list-item>
                  </text:list>
                </text:list-item>
                <text:list-item>
                  <text:p text:style-name="P123">明顯例子，距離 越遠，<text:span text:style-name="T98">存在</text:span><text:span text:style-name="T19"> </text:span>越小，密度 越大。</text:p>
                  <text:list>
                    <text:list-item>
                      <text:p text:style-name="P123">明顯例子，第一個個體 距離 第二個個體 越遠。</text:p>
                      <text:list>
                        <text:list-item>
                          <text:p text:style-name="P123">對於 第一個個體 來說，第二個個體的<text:span text:style-name="T93"> 密度</text:span>、佔據（畫面的）密度 越大。</text:p>
                        </text:list-item>
                        <text:list-item>
                          <text:p text:style-name="P130">以 第一個個體 為 坐標系零點，第二個個體的<text:span text:style-name="T93"> </text:span>密度、佔據（畫面的）密度 越大。</text:p>
                          <text:list>
                            <text:list-item>
                              <text:p text:style-name="P123">密度 的 明顯例子，土壤密度、水密度、空氣密度、空間節點密度、時間密度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3">明顯例子，第一個個體 距離 第二個個體 越遠。</text:p>
                      <text:list>
                        <text:list-item>
                          <text:p text:style-name="P130">對於 第一個個體 來說，第二個個體的<text:span text:style-name="T93"> 密度的密度</text:span>、佔<text:span text:style-name="T30">據</text:span><text:span text:style-name="T45">(</text:span><text:span text:style-name="T30">畫面的</text:span><text:span text:style-name="T45">)</text:span><text:span text:style-name="T30">密</text:span>度<text:span text:style-name="T93">的密度</text:span> 越大。</text:p>
                        </text:list-item>
                        <text:list-item>
                          <text:p text:style-name="P130">以 第一個個體 為 坐標系零點，第二個個體的<text:span text:style-name="T93"> 密度的密度</text:span> 越大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3">明顯例子，距離 越遠，<text:span text:style-name="T93">變化</text:span> 越小。</text:p>
              <text:list>
                <text:list-item>
                  <text:p text:style-name="P131">明顯例子，距離 越遠，<text:span text:style-name="T93">變化</text:span> 越小。</text:p>
                  <text:list>
                    <text:list-item>
                      <text:p text:style-name="P132">明顯例子，第一個個體 距離 第二個個體 越遠。</text:p>
                      <text:list>
                        <text:list-item>
                          <text:p text:style-name="P126">對於 第一個個體 來說，第二個個體的<text:span text:style-name="T93"> </text:span>位移、（畫面上的）移動距離 越小。</text:p>
                        </text:list-item>
                        <text:list-item>
                          <text:p text:style-name="P126">以 第一個個體 為 坐標系零點，第二個個體的<text:span text:style-name="T93"> </text:span>位移、（畫面上的）移動距離 越小。</text:p>
                        </text:list-item>
                      </text:list>
                    </text:list-item>
                    <text:list-item>
                      <text:p text:style-name="P132">明顯例子，第一個個體 距離 第二個個體 越遠。</text:p>
                      <text:list>
                        <text:list-item>
                          <text:p text:style-name="P126">對於 第一個個體 來說，第二個個體的<text:span text:style-name="T93"> </text:span>速度、（畫面上的）移動速度 越小。</text:p>
                        </text:list-item>
                        <text:list-item>
                          <text:p text:style-name="P126">以 第一個個體 為 坐標系零點，第二個個體的<text:span text:style-name="T93"> </text:span>速度、（畫面上的）移動速度 越小。</text:p>
                        </text:list-item>
                      </text:list>
                    </text:list-item>
                    <text:list-item>
                      <text:p text:style-name="P133">明顯例子，第一個個體 距離 第二個個體 越遠。</text:p>
                      <text:list>
                        <text:list-item>
                          <text:p text:style-name="P134">對於 第一個個體 來說，第二個個體的<text:span text:style-name="T127">（</text:span><text:span text:style-name="T26">S</text:span><text:span text:style-name="T141">a</text:span><text:span text:style-name="T26"> / </text:span><text:span text:style-name="T93">t</text:span><text:span text:style-name="T141">b</text:span><text:span text:style-name="T93">）</text:span> 越小。</text:p>
                        </text:list-item>
                        <text:list-item>
                          <text:p text:style-name="P135">以 第一個個體 為 坐標系零點，第二個個體的<text:span text:style-name="T127">（</text:span><text:span text:style-name="T26">S</text:span><text:span text:style-name="T141">a</text:span><text:span text:style-name="T26"> / </text:span><text:span text:style-name="T93">t</text:span><text:span text:style-name="T141">b</text:span><text:span text:style-name="T93">）</text:span> 越小。</text:p>
                        </text:list-item>
                      </text:list>
                    </text:list-item>
                    <text:list-item>
                      <text:p text:style-name="P135">明顯例子，第一個個體 距離 第二個個體 越遠。</text:p>
                      <text:list>
                        <text:list-item>
                          <text:p text:style-name="P135">對於 第一個個體 來說，第二個個體的<text:span text:style-name="T93"> </text:span><text:span text:style-name="T96">f(S)微分n次</text:span> 越小。</text:p>
                        </text:list-item>
                        <text:list-item>
                          <text:p text:style-name="P129">以 第一個個體 為 坐標系零點，第二個個體的<text:span text:style-name="T93"> </text:span><text:span text:style-name="T96">f(S)微分n次</text:span> 越小。</text:p>
                        </text:list-item>
                      </text:list>
                    </text:list-item>
                    <text:list-item>
                      <text:p text:style-name="P129">明顯例子，第一個個體 距離 第二個個體 越遠。</text:p>
                      <text:list>
                        <text:list-item>
                          <text:p text:style-name="P129">對於 第一個個體 來說，第二個個體的<text:span text:style-name="T93"> </text:span><text:span text:style-name="T96">f(S)積分n次</text:span> 越小。</text:p>
                        </text:list-item>
                        <text:list-item>
                          <text:p text:style-name="P136">以 第一個個體 為 坐標系零點，第二個個體的<text:span text:style-name="T93"> </text:span><text:span text:style-name="T96">f(S)積分n次</text:span> 越小。</text:p>
                        </text:list-item>
                      </text:list>
                    </text:list-item>
                  </text:list>
                </text:list-item>
                <text:list-item>
                  <text:p text:style-name="P137">明顯例子，距離 越遠，<text:span text:style-name="T93">變化</text:span> 越小。</text:p>
                  <text:list>
                    <text:list-item>
                      <text:p text:style-name="P137">明顯例子，第一個個體 距離 第二個個體 越遠。</text:p>
                      <text:list>
                        <text:list-item>
                          <text:p text:style-name="P138">對於 第一個個體 來說，第二個個體的<text:span text:style-name="T93"> 前進位移、上升位移、靠近位移</text:span> 越小。</text:p>
                        </text:list-item>
                        <text:list-item>
                          <text:p text:style-name="P138">以 第一個個體 為 坐標系零點，第二個個體的<text:span text:style-name="T93"> 前進、上升、靠近 位移 </text:span>越小。</text:p>
                        </text:list-item>
                      </text:list>
                    </text:list-item>
                    <text:list-item>
                      <text:p text:style-name="P137">明顯例子，第一個個體 距離 第二個個體 越遠。</text:p>
                      <text:list>
                        <text:list-item>
                          <text:p text:style-name="P139">對於 第一個個體 來說，第二個個體的<text:span text:style-name="T93"> 前進</text:span>速度<text:span text:style-name="T93">、上升</text:span>速度<text:span text:style-name="T93">、靠近</text:span>速度 越小。</text:p>
                        </text:list-item>
                        <text:list-item>
                          <text:p text:style-name="P139">以 第一個個體 為 坐標系零點，第二個個體的<text:span text:style-name="T93"> 前進、上升、靠近 </text:span>速度 越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127">（</text:span><text:span text:style-name="T26">S</text:span><text:span text:style-name="T141">a</text:span><text:span text:style-name="T26"> / </text:span><text:span text:style-name="T93">t</text:span><text:span text:style-name="T141">b</text:span><text:span text:style-name="T93">）</text:span>越大，尺度 越小。</text:p>
              <text:list>
                <text:list-item>
                  <text:p text:style-name="P140"><text:span text:style-name="T41">∞ &gt; S、</text:span><text:span text:style-name="T43">t、</text:span><text:span text:style-name="T42">a、</text:span><text:span text:style-name="T43">b</text:span><text:span text:style-name="T41"> &gt; -∞</text:span>。</text:p>
                </text:list-item>
                <text:list-item>
                  <text:p text:style-name="P141">明顯例子，第一個個體<text:span text:style-name="T127">（</text:span><text:span text:style-name="T26">S</text:span><text:span text:style-name="T141">a</text:span><text:span text:style-name="T26"> / </text:span><text:span text:style-name="T93">t</text:span><text:span text:style-name="T141">b</text:span><text:span text:style-name="T93">）</text:span>第二個個體 越大。</text:p>
                  <text:list>
                    <text:list-item>
                      <text:p text:style-name="P141">對於 第一個個體 來說，第二個個體的<text:span text:style-name="T93"> </text:span><text:span text:style-name="T98">存在、變化</text:span> 越小。</text:p>
                    </text:list-item>
                    <text:list-item>
                      <text:p text:style-name="P141">以 第一個個體 為 坐標系零點，第二個個體的<text:span text:style-name="T93"> </text:span><text:span text:style-name="T98">存在、變化 </text:span>越小。</text:p>
                    </text:list-item>
                    <text:list-item>
                      <text:p text:style-name="P14"><text:span text:style-name="T1">明顯例子，第一個個體、第二個個體 之間的 相對</text:span><text:span text:style-name="T127">（</text:span><text:span text:style-name="T26">S</text:span><text:span text:style-name="T141">a</text:span><text:span text:style-name="T26"> / </text:span><text:span text:style-name="T93">t</text:span><text:span text:style-name="T141">b</text:span><text:span text:style-name="T93">）</text:span>越大。</text:p>
                      <text:list>
                        <text:list-item>
                          <text:p text:style-name="P14"><text:span text:style-name="T1">對於 第一個個體 來說，第二個個體的</text:span><text:span text:style-name="T9"> </text:span><text:span text:style-name="T98">存在、變化</text:span> 越小。</text:p>
                        </text:list-item>
                        <text:list-item>
                          <text:p text:style-name="P141">以 第一個個體 為 坐標系零點，第二個個體的<text:span text:style-name="T93"> </text:span><text:span text:style-name="T98">存在、變化 </text:span>越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2">明顯例子，距離 越遠，波 越變形。</text:p>
              <text:list>
                <text:list-item>
                  <text:p text:style-name="P143">波 的 明顯例<text:span text:style-name="T30">子，</text:span><text:span text:style-name="T178">週期波、非週期波、脈衝波</text:span><text:span text:style-name="T30">、方波、弦波、</text:span><text:span text:style-name="T46">sin波、sin面波、sin體</text:span><text:span text:style-name="T178">波。</text:span></text:p>
                </text:list-item>
                <text:list-item>
                  <text:p text:style-name="P142">明顯例子，第一個個體 距離 第二個個體 越遠。</text:p>
                  <text:list>
                    <text:list-item>
                      <text:p text:style-name="P144">對於 第一個個體 來說，第二個個體的<text:span text:style-name="T93"> </text:span>頻率越大、振幅越小、相位差越小。</text:p>
                      <text:list>
                        <text:list-item>
                          <text:p text:style-name="P144">以 第一個個體 為 坐標系零點，第二個個體的<text:span text:style-name="T93"> </text:span>頻率越大、振幅越小、相位差越小。</text:p>
                        </text:list-item>
                      </text:list>
                    </text:list-item>
                    <text:list-item>
                      <text:p text:style-name="P145">對於 第二個個體 來說，第二個個體的 頻率、振幅、相位差 <text:span text:style-name="T98">正常</text:span>。</text:p>
                      <text:list>
                        <text:list-item>
                          <text:p text:style-name="P145">以 第二個個體 為 坐標系零點，第二個個體的 頻率、振幅、相位差 <text:span text:style-name="T98">正常</text:span>。</text:p>
                        </text:list-item>
                        <text:list-item>
                          <text:p text:style-name="P146">頻率、振幅、相位差<text:span text:style-name="T98"> </text:span>正常 是 頻率、振幅、相位差<text:span text:style-name="T98"> </text:span>沒有變形、沒有扭曲、沒有失真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7"><text:bookmark-start text:name="&lt;a&gt;個體"/><text:span text:style-name="T101">&lt;?</text:span><text:span text:style-name="T102">a&gt;</text:span><text:span text:style-name="T180">個體</text:span><text:bookmark-end text:name="&lt;a&gt;個體"/></text:p>
          <text:list>
            <text:list-item>
              <text:p text:style-name="P146">第一個個體 有機率（不會）完全蘊含 第二個個體。</text:p>
              <text:list>
                <text:list-item>
                  <text:p text:style-name="P146">明顯例子，假定，有 力。</text:p>
                  <text:list>
                    <text:list-item>
                      <text:p text:style-name="P148">假定，人類 蘊含 該力的<text:span text:style-name="T30"> </text:span><text:span text:style-name="T48">x%</text:span>。</text:p>
                    </text:list-item>
                    <text:list-item>
                      <text:p text:style-name="P148">假定，空氣 蘊含 該力的<text:span text:style-name="T30"> </text:span><text:span text:style-name="T48">y%</text:span><text:span text:style-name="T181">。</text:span></text:p>
                    </text:list-item>
                    <text:list-item>
                      <text:p text:style-name="P149"><text:span text:style-name="T103">100% </text:span><text:span text:style-name="T104">≥</text:span><text:span text:style-name="T105">（</text:span><text:span text:style-name="T103">x% + y%</text:span><text:span text:style-name="T105">）</text:span><text:span text:style-name="T104">≥</text:span><text:span text:style-name="T103"> x%、y% </text:span><text:span text:style-name="T104">≥</text:span><text:span text:style-name="T103"> 0%</text:span>。</text:p>
                    </text:list-item>
                  </text:list>
                </text:list-item>
                <text:list-item>
                  <text:p text:style-name="P149">明顯例子，假定，有 某一特定<text:span text:style-name="T49">&lt;?a&gt;</text:span><text:span text:style-name="T30">個體</text:span>。</text:p>
                  <text:list>
                    <text:list-item>
                      <text:p text:style-name="P150">假定，某一<text:span text:style-name="T30">特定</text:span><text:span text:style-name="T49">&lt;?b&gt;</text:span><text:span text:style-name="T30">個</text:span>體 蘊含 該<text:span text:style-name="T49">&lt;?a&gt;</text:span><text:span text:style-name="T30">個體</text:span><text:span text:style-name="T48">（本身、長度、位移、密度、頻率）</text:span>的<text:span text:style-name="T30"> </text:span><text:span text:style-name="T48">x%</text:span>。</text:p>
                    </text:list-item>
                    <text:list-item>
                      <text:p text:style-name="P150">假定，某一特<text:span text:style-name="T30">定</text:span><text:span text:style-name="T49">&lt;?c&gt;</text:span><text:span text:style-name="T30">個</text:span>體 蘊含 該<text:span text:style-name="T49">&lt;?a&gt;</text:span><text:span text:style-name="T30">個體</text:span><text:span text:style-name="T48">（本身、長度、位移、密度、頻率）</text:span>的<text:span text:style-name="T30"> </text:span><text:span text:style-name="T48">y%</text:span><text:span text:style-name="T181">。</text:span></text:p>
                    </text:list-item>
                    <text:list-item>
                      <text:p text:style-name="P150">假定，該<text:span text:style-name="T49">&lt;?</text:span><text:span text:style-name="T51">c</text:span><text:span text:style-name="T49">&gt;</text:span><text:span text:style-name="T30">個</text:span>體 完全蘊<text:span text:style-name="T30">含，該&lt;?</text:span><text:span text:style-name="T54">b&gt;個體 蘊含</text:span> 該<text:span text:style-name="T49">&lt;?a&gt;</text:span><text:span text:style-name="T30">個體，的 </text:span><text:span text:style-name="T54">z%</text:span>。</text:p>
                    </text:list-item>
                    <text:list-item>
                      <text:p text:style-name="P151"><text:span text:style-name="T19">1</text:span><text:span text:style-name="T30">00% ≥（x% + y% - </text:span><text:span text:style-name="T55">z%</text:span><text:span text:style-name="T30">）≥ x%、y% ≥</text:span><text:span text:style-name="T57"> z%</text:span><text:span text:style-name="T30"> ≥ 0%</text:span>。</text:p>
                      <text:list>
                        <text:list-item>
                          <text:p text:style-name="P150">假定，<text:span text:style-name="T55">z% = </text:span><text:span text:style-name="T30">y%</text:span>。</text:p>
                          <text:list>
                            <text:list-item>
                              <text:p text:style-name="P152">該<text:span text:style-name="T49">&lt;?</text:span><text:span text:style-name="T51">c</text:span><text:span text:style-name="T49">&gt;</text:span><text:span text:style-name="T30">個</text:span>體<text:span text:style-name="T182"> 完全蘊含 該</text:span><text:span text:style-name="T49">&lt;?</text:span><text:span text:style-name="T51">b</text:span><text:span text:style-name="T49">&gt;</text:span><text:span text:style-name="T30">個</text:span>體。</text:p>
                            </text:list-item>
                            <text:list-item>
                              <text:p text:style-name="P153"><text:span text:style-name="T19">1</text:span><text:span text:style-name="T30">00% ≥ x% ≥ y% ≥ 0%</text:span>。</text:p>
                            </text:list-item>
                            <text:list-item>
                              <text:p text:style-name="P154"><text:span text:style-name="T53">c &gt; </text:span><text:span text:style-name="T50">b </text:span><text:span text:style-name="T52">&gt;</text:span><text:span text:style-name="T30"> </text:span><text:span text:style-name="T50">a</text:span>。</text:p>
                            </text:list-item>
                          </text:list>
                        </text:list-item>
                        <text:list-item>
                          <text:p text:style-name="P155">假定，<text:span text:style-name="T30">y% &gt; </text:span><text:span text:style-name="T55">z%</text:span><text:span text:style-name="T30"> &gt; </text:span><text:span text:style-name="T58">0%</text:span>。</text:p>
                          <text:list>
                            <text:list-item>
                              <text:p text:style-name="P154">該<text:span text:style-name="T49">&lt;?</text:span><text:span text:style-name="T51">c</text:span><text:span text:style-name="T49">&gt;</text:span><text:span text:style-name="T30">個</text:span>體<text:span text:style-name="T182"> 部分蘊含 該</text:span><text:span text:style-name="T49">&lt;?</text:span><text:span text:style-name="T51">b</text:span><text:span text:style-name="T49">&gt;</text:span><text:span text:style-name="T30">個</text:span>體。</text:p>
                            </text:list-item>
                            <text:list-item>
                              <text:p text:style-name="P156"><text:span text:style-name="T19">1</text:span><text:span text:style-name="T30">00% ≥（x% + y% - </text:span><text:span text:style-name="T55">z%</text:span><text:span text:style-name="T30">）</text:span><text:span text:style-name="T56">&gt;</text:span><text:span text:style-name="T30"> x%、y% </text:span><text:span text:style-name="T57">&gt; z%</text:span><text:span text:style-name="T30"> &gt; 0%</text:span>。</text:p>
                            </text:list-item>
                            <text:list-item>
                              <text:p text:style-name="P154"><text:span text:style-name="T53">c &gt; </text:span><text:span text:style-name="T50">b </text:span><text:span text:style-name="T52">&gt;</text:span><text:span text:style-name="T30"> </text:span><text:span text:style-name="T50">a</text:span>。</text:p>
                            </text:list-item>
                          </text:list>
                        </text:list-item>
                        <text:list-item>
                          <text:p text:style-name="P157">假定，<text:span text:style-name="T55">z% = </text:span><text:span text:style-name="T59">0%</text:span>。</text:p>
                          <text:list>
                            <text:list-item>
                              <text:p text:style-name="P158"><text:span text:style-name="T182">該</text:span><text:span text:style-name="T49">&lt;?</text:span><text:span text:style-name="T51">b</text:span><text:span text:style-name="T49">&gt;</text:span><text:span text:style-name="T30">個</text:span>體、該<text:span text:style-name="T49">&lt;?</text:span><text:span text:style-name="T51">c</text:span><text:span text:style-name="T49">&gt;</text:span><text:span text:style-name="T30">個</text:span>體 沒有 蘊含。</text:p>
                            </text:list-item>
                            <text:list-item>
                              <text:p text:style-name="P149"><text:span text:style-name="T19">1</text:span><text:span text:style-name="T30">00% ≥（x% + y%）≥ x%、y% ≥ 0%</text:span>。</text:p>
                            </text:list-item>
                            <text:list-item>
                              <text:p text:style-name="P159"><text:span text:style-name="T106">b、</text:span><text:span text:style-name="T107">c</text:span><text:span text:style-name="T106"> </text:span><text:span text:style-name="T108">&gt;</text:span><text:span text:style-name="T19"> </text:span><text:span text:style-name="T106">a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9">當下</text:p>
          <text:list>
            <text:list-item>
              <text:p text:style-name="P160">明顯例子，假定，第一個個體、第二個個體 之間的 距離 是<text:span text:style-name="T19"> L公尺</text:span><text:span text:style-name="T183">。</text:span></text:p>
              <text:list>
                <text:list-item>
                  <text:p text:style-name="P161">假定，第一個個體 發射 某一特定個體 到 第二個個體。</text:p>
                  <text:list>
                    <text:list-item>
                      <text:p text:style-name="P161">第一個個體 發射（等速度運動的）該個體 到 第二個個體。</text:p>
                    </text:list-item>
                  </text:list>
                </text:list-item>
                <text:list-item>
                  <text:p text:style-name="P161">假定，第二個個體 接收到 該個體。</text:p>
                </text:list-item>
                <text:list-item>
                  <text:p text:style-name="P161">假定，發射、接收 之間的 時差 <text:span text:style-name="T30">是 T秒</text:span><text:span text:style-name="T184">。</text:span></text:p>
                  <text:list>
                    <text:list-item>
                      <text:p text:style-name="P161"><text:span text:style-name="T30">前進速度 = L / </text:span><text:span text:style-name="T60">T</text:span>。</text:p>
                    </text:list-item>
                  </text:list>
                </text:list-item>
                <text:list-item>
                  <text:p text:style-name="P162">（當下的）第一個個體 感測到、觀測到<text:span text:style-name="T19">（</text:span><text:span text:style-name="T30">（過去的</text:span>）第二個個體 發射的）該個體。</text:p>
                  <text:list>
                    <text:list-item>
                      <text:p text:style-name="P162">（<text:span text:style-name="T30">第</text:span><text:span text:style-name="T61">t</text:span><text:span text:style-name="T185">秒</text:span>的）第一個個體 感測到、觀測到<text:span text:style-name="T19">（</text:span><text:span text:style-name="T30">（第</text:span><text:span text:style-name="T61">t-</text:span><text:span text:style-name="T30">T秒的</text:span>）第二個個體 發射的）該個體。</text:p>
                      <text:list>
                        <text:list-item>
                          <text:p text:style-name="P163"><text:span text:style-name="T19">t 是 某一特定數值</text:span>。</text:p>
                        </text:list-item>
                      </text:list>
                    </text:list-item>
                    <text:list-item>
                      <text:p text:style-name="P164"><text:span text:style-name="T186">（</text:span><text:span text:style-name="T109">第</text:span><text:span text:style-name="T19">t</text:span>秒<text:span text:style-name="T186">的）第一個個體 </text:span>有機率認定，<text:span text:style-name="T109">（第</text:span><text:span text:style-name="T19">t-</text:span><text:span text:style-name="T109">T秒的</text:span><text:span text:style-name="T186">）第二個個體 發射出 該個體</text:span>。</text:p>
                    </text:list-item>
                  </text:list>
                </text:list-item>
                <text:list-item>
                  <text:p text:style-name="P163">假定，第二個個體（的 位置）正在遠離 第一個個體。</text:p>
                  <text:list>
                    <text:list-item>
                      <text:p text:style-name="P165"><text:span text:style-name="T30">L、T 變大</text:span>。</text:p>
                    </text:list-item>
                    <text:list-item>
                      <text:p text:style-name="P166"><text:span text:style-name="T109">前進</text:span>速度 不變。</text:p>
                    </text:list-item>
                    <text:list-item>
                      <text:p text:style-name="P167">假定，第一個個體的 <text:span text:style-name="T98">存在</text:span> <text:span text:style-name="T110">沒有 </text:span>變小<text:span text:style-name="T19">、</text:span>變大。</text:p>
                      <text:list>
                        <text:list-item>
                          <text:p text:style-name="P168">已知，第二個個體（的 位置）正在遠離 第一個個體。</text:p>
                        </text:list-item>
                        <text:list-item>
                          <text:p text:style-name="P169">第二個個體 感測到、觀測到，第一個個體的 <text:span text:style-name="T98">存在</text:span> 變小。</text:p>
                          <text:list>
                            <text:list-item>
                              <text:p text:style-name="P169"><text:span text:style-name="T98">存在</text:span><text:span text:style-name="T131"> </text:span><text:span text:style-name="T145">↔</text:span><text:span text:style-name="T98"> </text:span>尺度<text:span text:style-name="T98">。</text:span></text:p>
                              <text:list>
                                <text:list-item>
                                  <text:p text:style-name="P195">（尺度 的 相關描述在 <text:span text:style-name="T154">世界學</text:span> 文件群的 <text:span text:style-name="T154">距離</text:span>）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7">假定，第一個個體的 變化 <text:span text:style-name="T110">沒有 </text:span>變慢<text:span text:style-name="T19">、</text:span>變快。</text:p>
                      <text:list>
                        <text:list-item>
                          <text:p text:style-name="P168">已知，第二個個體（的 位置）正在遠離 第一個個體。</text:p>
                        </text:list-item>
                        <text:list-item>
                          <text:p text:style-name="P165">第二個個體 感測到、觀測到，第一個個體的 變化 變慢。</text:p>
                          <text:list>
                            <text:list-item>
                              <text:p text:style-name="P165">明顯例子，假定，第一個個體 在 喝水。</text:p>
                              <text:list>
                                <text:list-item>
                                  <text:p text:style-name="P165">第二個個體 有機率認定，第一個個體的 喝水動作 越來越慢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0">明顯例子，紅移。</text:p>
                    </text:list-item>
                  </text:list>
                </text:list-item>
                <text:list-item>
                  <text:p text:style-name="P171">假定，第二個個體（的 位置）正在接近 第一個個體。</text:p>
                  <text:list>
                    <text:list-item>
                      <text:p text:style-name="P171"><text:span text:style-name="T30">L、T 變小</text:span>。</text:p>
                    </text:list-item>
                    <text:list-item>
                      <text:p text:style-name="P166"><text:span text:style-name="T109">前進</text:span>速度 不變。</text:p>
                    </text:list-item>
                    <text:list-item>
                      <text:p text:style-name="P169">第二個個體 感測到、觀測到，第一個個體的 <text:span text:style-name="T98">存在</text:span> 變大。</text:p>
                    </text:list-item>
                    <text:list-item>
                      <text:p text:style-name="P170">第二個個體 感測到、觀測到，第一個個體的 變化 變快。</text:p>
                    </text:list-item>
                    <text:list-item>
                      <text:p text:style-name="P163">明顯例子，紫移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<text:bookmark-start text:name="型態層級"/><text:span text:style-name="T212">型態層級</text:span><text:bookmark-end text:name="型態層級"/></text:p>
          <text:list>
            <text:list-item>
              <text:p text:style-name="P20"><text:span text:style-name="T1">明顯例子，</text:span>第<text:span text:style-name="T207">a</text:span><text:span text:style-name="T212">層級型態個體</text:span> <text:span text:style-name="T188">↔</text:span><text:span text:style-name="T187"> </text:span><text:span text:style-name="T191">&lt;?2-</text:span><text:span text:style-name="T192">a</text:span><text:span text:style-name="T191">&gt;個</text:span><text:span text:style-name="T187">體</text:span>。</text:p>
              <text:list>
                <text:list-item>
                  <text:p text:style-name="P163">肉質層個體 <text:span text:style-name="T188">↔</text:span><text:span text:style-name="T187"> </text:span><text:span text:style-name="T191">&lt;?2&gt;個</text:span><text:span text:style-name="T187">體</text:span>。</text:p>
                  <text:list>
                    <text:list-item>
                      <text:p text:style-name="P163">明顯例子，肉體、物質。</text:p>
                      <text:list>
                        <text:list-item>
                          <text:p text:style-name="P175">肉體、物質 有機率 有意識的、有感測的、有感知的、有認定的、有投影世界觀。</text:p>
                          <text:list>
                            <text:list-item>
                              <text:p text:style-name="P175">物質 的 明顯例子，動物、植物、靜物。</text:p>
                            </text:list-item>
                          </text:list>
                        </text:list-item>
                        <text:list-item>
                          <text:p text:style-name="P19">肉體 是<text:span text:style-name="T1"> 有意識的</text:span><text:span text:style-name="T13"> 物質、</text:span><text:span text:style-name="T30">&lt;?</text:span><text:span text:style-name="T197">2&gt;個</text:span><text:span text:style-name="T216">體</text:span>。</text:p>
                          <text:list>
                            <text:list-item>
                              <text:p text:style-name="P177">有意識的 <text:span text:style-name="T30">物質、&lt;?</text:span><text:span text:style-name="T199">2</text:span><text:span text:style-name="T198">&gt;個體</text:span> 的 明顯例子，有意識的 人類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4">明顯例子<text:span text:style-name="T30">，</text:span><text:span text:style-name="T30">&lt;?</text:span><text:span text:style-name="T194">2&gt;個體 有機率認定，&lt;?2&gt;個</text:span><text:span text:style-name="T215">體 是 肉體、物質。</text:span></text:p>
                      <text:list>
                        <text:list-item>
                          <text:p text:style-name="P175">明顯例子，人類 有機率認定，細胞 是（該人類 的）肉體、物質。</text:p>
                        </text:list-item>
                        <text:list-item>
                          <text:p text:style-name="P187">明顯例子，細胞 有機率認定，人類 是（該細胞的）外在環境、生存環境、生活環境。</text:p>
                        </text:list-item>
                      </text:list>
                    </text:list-item>
                  </text:list>
                </text:list-item>
                <text:list-item>
                  <text:p text:style-name="P172">意識層個體 <text:span text:style-name="T188">↔</text:span><text:span text:style-name="T187"> </text:span><text:span text:style-name="T191">&lt;?1&gt;個</text:span><text:span text:style-name="T187">體</text:span>。</text:p>
                  <text:list>
                    <text:list-item>
                      <text:p text:style-name="P172">明顯例子，靈魂、能量。</text:p>
                      <text:list>
                        <text:list-item>
                          <text:p text:style-name="P176">靈魂、能量 有機率 有意識的、有感測的、有感知的、有認定的、有投影世界觀。</text:p>
                          <text:list>
                            <text:list-item>
                              <text:p text:style-name="P176">能量 的 明顯例子，動量、植量、靜量。</text:p>
                            </text:list-item>
                          </text:list>
                        </text:list-item>
                        <text:list-item>
                          <text:p text:style-name="P15">靈魂 是<text:span text:style-name="T1"> 有意識的 能量、</text:span><text:span text:style-name="T19">&lt;?</text:span><text:span text:style-name="T208">1&gt;</text:span><text:span text:style-name="T213">個體</text:span>。</text:p>
                          <text:list>
                            <text:list-item>
                              <text:p text:style-name="P177">有意識的 <text:span text:style-name="T30">能量、&lt;?</text:span><text:span text:style-name="T198">1&gt;個體</text:span> 的 明顯例子，有意識的 力。</text:p>
                            </text:list-item>
                            <text:list-item>
                              <text:p text:style-name="P173">靈魂 是 有意識的、有感測的、有感知的、有認定的、有投影世界觀的 力個體。</text:p>
                            </text:list-item>
                            <text:list-item>
                              <text:p text:style-name="P174">靈魂 是 有意識的、有感測的、有感知的、有認定的、有投影世界觀的 <text:span text:style-name="T19">&lt;?</text:span><text:span text:style-name="T208">1&gt;</text:span>個體。</text:p>
                            </text:list-item>
                            <text:list-item>
                              <text:p text:style-name="P179"><text:span text:style-name="T30">&lt;?</text:span><text:span text:style-name="T201">1&gt;個體群 有機率形成 &lt;?1&gt;群體</text:span><text:span text:style-name="T30">。</text:span></text:p>
                            </text:list-item>
                            <text:list-item>
                              <text:p text:style-name="P174"><text:span text:style-name="T30">&lt;?</text:span><text:span text:style-name="T201">1&gt;個體群 有機率 產生、形成、建造 &lt;?1&gt;文明</text:span><text:span text:style-name="T217">。</text:span></text:p>
                            </text:list-item>
                            <text:list-item>
                              <text:p text:style-name="P181"><text:span text:style-name="T201">力個體群 有機率 產生、形成、建造 力文明</text:span>。</text:p>
                            </text:list-item>
                            <text:list-item>
                              <text:p text:style-name="P180">靈魂<text:span text:style-name="T201">個體群 有機率 產生、形成、建造 </text:span>靈魂<text:span text:style-name="T201">文明</text:span>。</text:p>
                            </text:list-item>
                            <text:list-item>
                              <text:p text:style-name="P182">靈魂<text:span text:style-name="T201">個體群、肉體個體群 有機率 產生、形成、建造 &lt;?</text:span><text:span text:style-name="T202">1&gt;、&lt;?2&gt; 複合型</text:span><text:span text:style-name="T201">文明</text:span>。</text:p>
                            </text:list-item>
                            <text:list-item>
                              <text:p text:style-name="P183"><text:span text:style-name="T201">人類個體群 有機率 產生、形成、建造 &lt;?</text:span><text:span text:style-name="T202">1&gt;、&lt;?2&gt; 複合型</text:span><text:span text:style-name="T201">文明</text:span>。</text:p>
                            </text:list-item>
                            <text:list-item>
                              <text:p text:style-name="P184"><text:span text:style-name="T201">人類個體群 有機率 產生、形成、建造 &lt;?</text:span><text:span text:style-name="T203">a</text:span><text:span text:style-name="T202">&gt;</text:span><text:span text:style-name="T204">~</text:span><text:span text:style-name="T202">&lt;?</text:span><text:span text:style-name="T203">b</text:span><text:span text:style-name="T202">&gt; 複合型</text:span><text:span text:style-name="T201">文明</text:span>。</text:p>
                              <text:list>
                                <text:list-item>
                                  <text:p text:style-name="P185"><text:span text:style-name="T211">n</text:span><text:span text:style-name="T209"> </text:span><text:span text:style-name="T210">≥</text:span><text:span text:style-name="T209"> a </text:span><text:span text:style-name="T210">≥</text:span><text:span text:style-name="T209"> b </text:span><text:span text:style-name="T210">≥</text:span><text:span text:style-name="T209"> </text:span><text:span text:style-name="T211">u</text:span>。</text:p>
                                </text:list-item>
                              </text:list>
                            </text:list-item>
                            <text:list-item>
                              <text:p text:style-name="P196"><text:span text:style-name="T201">&lt;?</text:span><text:span text:style-name="T203">a</text:span><text:span text:style-name="T202">&gt;</text:span><text:span text:style-name="T204">~</text:span><text:span text:style-name="T202">&lt;?</text:span><text:span text:style-name="T203">b</text:span><text:span text:style-name="T202">&gt; </text:span><text:span text:style-name="T201">個體群 有機率 產生、形成、建造 &lt;?</text:span><text:span text:style-name="T203">a</text:span><text:span text:style-name="T202">&gt;</text:span><text:span text:style-name="T204">~</text:span><text:span text:style-name="T202">&lt;?</text:span><text:span text:style-name="T203">b</text:span><text:span text:style-name="T202">&gt; 複合型</text:span><text:span text:style-name="T201">文明</text:span>。</text:p>
                            </text:list-item>
                            <text:list-item>
                              <text:p text:style-name="P18">型態層級 越小，<text:span text:style-name="T1">思考速度、物質文明發展速度、精神文明</text:span>發展速度 有機率 越高。</text:p>
                            </text:list-item>
                          </text:list>
                        </text:list-item>
                        <text:list-item>
                          <text:p text:style-name="P174">超能力個體 有機率 感測、交互作用 靈魂、有意識的<text:span text:style-name="T30">&lt;?</text:span><text:span text:style-name="T193">1&gt;個</text:span><text:span text:style-name="T214">體。</text:span></text:p>
                          <text:list>
                            <text:list-item>
                              <text:p text:style-name="P17"><text:span text:style-name="T1">超</text:span>能力<text:span text:style-name="T1">個體 有機率 </text:span>感測、交互作用<text:span text:style-name="T1"> 有意</text:span><text:span text:style-name="T13">識的&lt;?</text:span><text:span text:style-name="T14">a&gt;個體、沒有意識的</text:span><text:span text:style-name="T196">&lt;?a&gt;個體</text:span>。</text:p>
                            </text:list-item>
                            <text:list-item>
                              <text:p text:style-name="P174"><text:span text:style-name="T30">明顯例子，假定，一大群 沒有、無法（認知到）感測、交互作用 &lt;?</text:span><text:span text:style-name="T200">a&gt;個體。</text:span></text:p>
                              <text:list>
                                <text:list-item>
                                  <text:p text:style-name="P174"><text:span text:style-name="T200">假定，單一、一小群 能夠（認知到）感測、交互作用 &lt;?a&gt;個體。</text:span></text:p>
                                </text:list-item>
                                <text:list-item>
                                  <text:p text:style-name="P174"><text:span text:style-name="T200">群體 有機率認定 單一、一小群 是 超能力個體。</text:span></text:p>
                                </text:list-item>
                              </text:list>
                            </text:list-item>
                            <text:list-item>
                              <text:p text:style-name="P178"><text:span text:style-name="T30">明顯例子，假定，一大群 沒有、無法（認知到）感測、交互作用 靈魂個體</text:span><text:span text:style-name="T200">。</text:span></text:p>
                              <text:list>
                                <text:list-item>
                                  <text:p text:style-name="P178"><text:span text:style-name="T200">假定，單一、一小群 能夠（認知到）感測、交互作用 </text:span><text:span text:style-name="T30">靈魂個體</text:span><text:span text:style-name="T200">。</text:span></text:p>
                                </text:list-item>
                                <text:list-item>
                                  <text:p text:style-name="P178"><text:span text:style-name="T200">群體 有機率認定 單一、一小群 是 通靈個體、遙視個體、超能力個體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4"><text:span text:style-name="T30">明顯例子，&lt;?</text:span><text:span text:style-name="T194">3&gt;個體 有機率認定，有意識的&lt;?2&gt;個體 是 靈魂、能量</text:span><text:span text:style-name="T215">。</text:span></text:p>
                      <text:list>
                        <text:list-item>
                          <text:p text:style-name="P174">明顯例子，空間 有機率認定，人類 是（該空間 的）靈魂、能量。</text:p>
                        </text:list-item>
                        <text:list-item>
                          <text:p text:style-name="P186">明顯例子，人類 有機率認定，空間 是（該人類的）外在環境、生存環境、生活環境。</text:p>
                        </text:list-item>
                      </text:list>
                    </text:list-item>
                  </text:list>
                </text:list-item>
                <text:list-item>
                  <text:p text:style-name="P172">精神層個體 <text:span text:style-name="T188">↔</text:span><text:span text:style-name="T187"> </text:span><text:span text:style-name="T205">&lt;?</text:span><text:span text:style-name="T206">0</text:span><text:span text:style-name="T187">&gt;個體</text:span>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5T16:45:50.288000000</dc:date>
    <meta:editing-duration>P18DT7H48M49S</meta:editing-duration>
    <meta:editing-cycles>16334</meta:editing-cycles>
    <meta:document-statistic meta:table-count="0" meta:image-count="0" meta:object-count="0" meta:page-count="1" meta:paragraph-count="497" meta:word-count="11720" meta:character-count="14456" meta:non-whitespace-character-count="12746"/>
  </office:meta>
</office:document-meta>
</file>